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5600000300361D783FB9C67B0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14" style:family="paragraph" style:parent-style-name="Text_20_body">
      <style:text-properties fo:font-style="normal" fo:font-weight="normal" officeooo:rsid="00333b90" officeooo:paragraph-rsid="00323c61" style:font-style-asian="normal" style:font-weight-asian="normal" style:font-style-complex="normal" style:font-weight-complex="normal"/>
    </style:style>
    <style:style style:name="P15"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16"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17"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18" style:family="paragraph" style:parent-style-name="Text_20_body">
      <style:text-properties officeooo:paragraph-rsid="0027d251"/>
    </style:style>
    <style:style style:name="P19" style:family="paragraph" style:parent-style-name="Text_20_body">
      <style:text-properties fo:font-weight="bold" officeooo:paragraph-rsid="002aa505" style:font-weight-asian="bold" style:font-weight-complex="bold"/>
    </style:style>
    <style:style style:name="P20" style:family="paragraph" style:parent-style-name="Text_20_body">
      <style:text-properties fo:font-weight="normal" officeooo:paragraph-rsid="0027d251" style:font-weight-asian="normal" style:font-weight-complex="normal"/>
    </style:style>
    <style:style style:name="P21" style:family="paragraph" style:parent-style-name="Text_20_body">
      <style:text-properties fo:font-weight="normal" officeooo:paragraph-rsid="0028e9d9" style:font-weight-asian="normal" style:font-weight-complex="normal"/>
    </style:style>
    <style:style style:name="P22" style:family="paragraph" style:parent-style-name="Text_20_body">
      <style:text-properties fo:font-weight="normal" officeooo:paragraph-rsid="003490d8" style:font-weight-asian="normal" style:font-weight-complex="normal"/>
    </style:style>
    <style:style style:name="P23" style:family="paragraph" style:parent-style-name="Text_20_body">
      <style:text-properties fo:font-weight="normal" officeooo:rsid="003490d8" officeooo:paragraph-rsid="003490d8" style:font-weight-asian="normal" style:font-weight-complex="normal"/>
    </style:style>
    <style:style style:name="P24" style:family="paragraph" style:parent-style-name="Text_20_body">
      <style:text-properties fo:font-weight="normal" officeooo:rsid="003bd76b" officeooo:paragraph-rsid="003bd76b" style:font-weight-asian="normal" style:font-weight-complex="normal"/>
    </style:style>
    <style:style style:name="P25" style:family="paragraph" style:parent-style-name="Text_20_body">
      <style:text-properties officeooo:paragraph-rsid="0028e9d9"/>
    </style:style>
    <style:style style:name="P26" style:family="paragraph" style:parent-style-name="Text_20_body">
      <style:text-properties officeooo:rsid="00323c61" officeooo:paragraph-rsid="00323c61"/>
    </style:style>
    <style:style style:name="P27" style:family="paragraph" style:parent-style-name="Text_20_body">
      <style:text-properties officeooo:paragraph-rsid="00323c61"/>
    </style:style>
    <style:style style:name="P28"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29" style:family="paragraph" style:parent-style-name="Text_20_body">
      <style:text-properties fo:font-style="italic" fo:font-weight="bold" officeooo:rsid="003490d8" officeooo:paragraph-rsid="003490d8" style:font-style-asian="italic" style:font-weight-asian="bold" style:font-style-complex="italic" style:font-weight-complex="bold"/>
    </style:style>
    <style:style style:name="P30" style:family="paragraph" style:parent-style-name="Text_20_body">
      <style:text-properties officeooo:paragraph-rsid="00333b90"/>
    </style:style>
    <style:style style:name="P31" style:family="paragraph" style:parent-style-name="Text_20_body">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32" style:family="paragraph" style:parent-style-name="Text_20_body">
      <style:text-properties officeooo:paragraph-rsid="003490d8"/>
    </style:style>
    <style:style style:name="P33" style:family="paragraph" style:parent-style-name="Text_20_body">
      <style:text-properties officeooo:rsid="003bd76b" officeooo:paragraph-rsid="003490d8"/>
    </style:style>
    <style:style style:name="P34" style:family="paragraph" style:parent-style-name="Text_20_body">
      <style:text-properties officeooo:rsid="003bd76b" officeooo:paragraph-rsid="003bd76b"/>
    </style:style>
    <style:style style:name="P35" style:family="paragraph" style:parent-style-name="Text_20_body">
      <style:text-properties officeooo:paragraph-rsid="003bd76b"/>
    </style:style>
    <style:style style:name="P36" style:family="paragraph" style:parent-style-name="Text_20_body">
      <style:text-properties officeooo:rsid="003dbef7" officeooo:paragraph-rsid="003dbef7"/>
    </style:style>
    <style:style style:name="P37" style:family="paragraph" style:parent-style-name="Text_20_body">
      <style:text-properties officeooo:rsid="003e7bae" officeooo:paragraph-rsid="003e7bae"/>
    </style:style>
    <style:style style:name="P38" style:family="paragraph" style:parent-style-name="Text_20_body">
      <style:text-properties officeooo:paragraph-rsid="003e7bae"/>
    </style:style>
    <style:style style:name="P39" style:family="paragraph" style:parent-style-name="Text_20_body">
      <style:text-properties officeooo:rsid="003faa4e" officeooo:paragraph-rsid="003faa4e"/>
    </style:style>
    <style:style style:name="P40" style:family="paragraph" style:parent-style-name="Text_20_body">
      <style:text-properties officeooo:paragraph-rsid="003faa4e"/>
    </style:style>
    <style:style style:name="P41" style:family="paragraph" style:parent-style-name="Text_20_body">
      <style:text-properties officeooo:rsid="0040e70e" officeooo:paragraph-rsid="0040e70e"/>
    </style:style>
    <style:style style:name="P42" style:family="paragraph" style:parent-style-name="Text_20_body">
      <style:text-properties officeooo:paragraph-rsid="0040e70e"/>
    </style:style>
    <style:style style:name="P43"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44" style:family="paragraph" style:parent-style-name="Standard">
      <style:text-properties officeooo:paragraph-rsid="0027d251"/>
    </style:style>
    <style:style style:name="P45" style:family="paragraph" style:parent-style-name="Standard">
      <style:text-properties style:font-name="arial" fo:font-size="11pt" officeooo:rsid="0027d251" officeooo:paragraph-rsid="0027d251"/>
    </style:style>
    <style:style style:name="P46" style:family="paragraph" style:parent-style-name="Standard">
      <style:text-properties style:font-name="arial" fo:font-size="11pt" officeooo:rsid="0027d251" officeooo:paragraph-rsid="0028e9d9"/>
    </style:style>
    <style:style style:name="P47" style:family="paragraph" style:parent-style-name="Standard">
      <style:text-properties style:font-name="arial" fo:font-size="11pt" officeooo:rsid="0028e9d9" officeooo:paragraph-rsid="0028e9d9"/>
    </style:style>
    <style:style style:name="P48" style:family="paragraph" style:parent-style-name="Standard">
      <style:text-properties officeooo:paragraph-rsid="0028e9d9"/>
    </style:style>
    <style:style style:name="P49" style:family="paragraph" style:parent-style-name="Standard">
      <style:text-properties officeooo:paragraph-rsid="002aa505"/>
    </style:style>
    <style:style style:name="P50" style:family="paragraph" style:parent-style-name="Standard">
      <style:text-properties officeooo:paragraph-rsid="002c6273"/>
    </style:style>
    <style:style style:name="P51"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52"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53"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54"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55" style:family="paragraph" style:parent-style-name="Table_20_Contents">
      <style:paragraph-properties fo:text-align="center" style:justify-single-word="false"/>
      <style:text-properties officeooo:rsid="0026c566" officeooo:paragraph-rsid="0026c566"/>
    </style:style>
    <style:style style:name="P56" style:family="paragraph" style:parent-style-name="Table_20_Contents">
      <style:text-properties officeooo:paragraph-rsid="0026c566"/>
    </style:style>
    <style:style style:name="P57" style:family="paragraph" style:parent-style-name="Table_20_Contents">
      <style:text-properties officeooo:paragraph-rsid="0026d0ee"/>
    </style:style>
    <style:style style:name="P58" style:family="paragraph" style:parent-style-name="Table_20_Contents">
      <style:text-properties officeooo:paragraph-rsid="0027d251"/>
    </style:style>
    <style:style style:name="P59" style:family="paragraph" style:parent-style-name="Table_20_Contents">
      <style:paragraph-properties fo:text-align="center" style:justify-single-word="false"/>
      <style:text-properties officeooo:rsid="0027d251" officeooo:paragraph-rsid="0027d251"/>
    </style:style>
    <style:style style:name="P60" style:family="paragraph" style:parent-style-name="Table_20_Contents">
      <style:paragraph-properties fo:text-align="center" style:justify-single-word="false"/>
      <style:text-properties style:font-name="arial" fo:font-size="11pt" officeooo:rsid="0027d251" officeooo:paragraph-rsid="0027d251"/>
    </style:style>
    <style:style style:name="P61" style:family="paragraph" style:parent-style-name="Table_20_Contents">
      <style:text-properties style:font-name="arial" fo:font-size="11pt" officeooo:rsid="0027d251" officeooo:paragraph-rsid="0027d251"/>
    </style:style>
    <style:style style:name="P62" style:family="paragraph" style:parent-style-name="Table_20_Contents">
      <style:paragraph-properties fo:text-align="center" style:justify-single-word="false"/>
      <style:text-properties style:font-name="arial" fo:font-size="11pt" officeooo:rsid="0028e9d9" officeooo:paragraph-rsid="0028e9d9"/>
    </style:style>
    <style:style style:name="P63" style:family="paragraph" style:parent-style-name="Table_20_Contents">
      <style:text-properties style:font-name="arial" fo:font-size="11pt" officeooo:rsid="0028e9d9" officeooo:paragraph-rsid="0028e9d9"/>
    </style:style>
    <style:style style:name="P64" style:family="paragraph" style:parent-style-name="Table_20_Contents">
      <style:paragraph-properties fo:text-align="center" style:justify-single-word="false"/>
      <style:text-properties style:font-name="arial" fo:font-size="11pt" fo:font-weight="normal" officeooo:rsid="002aa505" officeooo:paragraph-rsid="002aa505" style:font-weight-asian="normal" style:font-weight-complex="normal"/>
    </style:style>
    <style:style style:name="P65" style:family="paragraph" style:parent-style-name="Table_20_Contents">
      <style:text-properties style:font-name="arial" fo:font-size="11pt" officeooo:rsid="003002b5" officeooo:paragraph-rsid="0031342a"/>
    </style:style>
    <style:style style:name="P66" style:family="paragraph" style:parent-style-name="Table_20_Contents">
      <style:text-properties style:font-name="arial" fo:font-size="11pt" officeooo:rsid="0031342a" officeooo:paragraph-rsid="0031342a"/>
    </style:style>
    <style:style style:name="P67" style:family="paragraph" style:parent-style-name="Table_20_Contents">
      <style:text-properties style:font-name="arial" fo:font-size="11pt" fo:font-style="normal" officeooo:rsid="003002b5" officeooo:paragraph-rsid="0031342a" style:font-style-asian="normal" style:font-style-complex="normal"/>
    </style:style>
    <style:style style:name="P68" style:family="paragraph" style:parent-style-name="Table_20_Contents">
      <style:text-properties style:font-name="arial" fo:font-size="11pt" fo:font-style="normal" officeooo:rsid="0031342a" officeooo:paragraph-rsid="0031342a" style:font-style-asian="normal" style:font-style-complex="normal"/>
    </style:style>
    <style:style style:name="P69" style:family="paragraph" style:parent-style-name="Table_20_Contents">
      <style:text-properties style:font-name="arial" fo:font-size="11pt" officeooo:rsid="0039ce07" officeooo:paragraph-rsid="0039ce07"/>
    </style:style>
    <style:style style:name="P70" style:family="paragraph" style:parent-style-name="Table_20_Contents">
      <style:paragraph-properties fo:text-align="center" style:justify-single-word="false"/>
      <style:text-properties officeooo:paragraph-rsid="0028e9d9"/>
    </style:style>
    <style:style style:name="P71" style:family="paragraph" style:parent-style-name="Table_20_Contents">
      <style:paragraph-properties fo:text-align="center" style:justify-single-word="false"/>
      <style:text-properties officeooo:rsid="0028e9d9" officeooo:paragraph-rsid="0028e9d9"/>
    </style:style>
    <style:style style:name="P72" style:family="paragraph" style:parent-style-name="Table_20_Contents">
      <style:text-properties officeooo:rsid="002c6273" officeooo:paragraph-rsid="002c6273"/>
    </style:style>
    <style:style style:name="P73" style:family="paragraph" style:parent-style-name="Table_20_Contents">
      <style:text-properties officeooo:paragraph-rsid="0031342a"/>
    </style:style>
    <style:style style:name="P74" style:family="paragraph" style:parent-style-name="Text_20_body">
      <style:paragraph-properties fo:break-before="page"/>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75" style:family="paragraph" style:parent-style-name="Text_20_body">
      <style:paragraph-properties fo:break-before="page"/>
      <style:text-properties officeooo:rsid="003bd76b" officeooo:paragraph-rsid="003490d8"/>
    </style:style>
    <style:style style:name="P76" style:family="paragraph" style:parent-style-name="Contents_20_Heading">
      <style:paragraph-properties fo:break-before="page"/>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Heading">
      <style:paragraph-properties fo:break-before="page"/>
    </style:style>
    <style:style style:name="P83" style:family="paragraph" style:parent-style-name="Heading_20_1">
      <style:paragraph-properties fo:break-before="page"/>
      <style:text-properties officeooo:rsid="0019a71e" officeooo:paragraph-rsid="0019a71e"/>
    </style:style>
    <style:style style:name="P84" style:family="paragraph" style:parent-style-name="Heading_20_1">
      <style:paragraph-properties fo:break-before="page"/>
      <style:text-properties officeooo:rsid="0025aa4f" officeooo:paragraph-rsid="0025aa4f"/>
    </style:style>
    <style:style style:name="P85" style:family="paragraph" style:parent-style-name="Heading_20_1">
      <style:paragraph-properties fo:break-before="page"/>
      <style:text-properties officeooo:rsid="00323c61" officeooo:paragraph-rsid="00323c61"/>
    </style:style>
    <style:style style:name="P86" style:family="paragraph" style:parent-style-name="Heading_20_2">
      <style:text-properties officeooo:rsid="0026c566" officeooo:paragraph-rsid="0026c566"/>
    </style:style>
    <style:style style:name="P87" style:family="paragraph" style:parent-style-name="Heading_20_2">
      <style:text-properties officeooo:rsid="0027d251" officeooo:paragraph-rsid="0027d251"/>
    </style:style>
    <style:style style:name="P88" style:family="paragraph" style:parent-style-name="Heading_20_2">
      <style:text-properties officeooo:rsid="0028e9d9" officeooo:paragraph-rsid="0028e9d9"/>
    </style:style>
    <style:style style:name="P89" style:family="paragraph" style:parent-style-name="Heading_20_2">
      <style:text-properties officeooo:rsid="002aa505" officeooo:paragraph-rsid="002aa505"/>
    </style:style>
    <style:style style:name="P90" style:family="paragraph" style:parent-style-name="Heading_20_2">
      <style:text-properties officeooo:rsid="00323c61" officeooo:paragraph-rsid="00323c61"/>
    </style:style>
    <style:style style:name="P91" style:family="paragraph" style:parent-style-name="Heading_20_2">
      <style:text-properties style:font-name="arial2" fo:font-size="12.6000003814697pt" fo:font-weight="bold" officeooo:rsid="003bd76b" officeooo:paragraph-rsid="003bd76b" style:font-name-asian="Noto Sans CJK SC" style:font-size-asian="16.1000003814697pt" style:font-weight-asian="bold" style:font-name-complex="Lohit Devanagari" style:font-size-complex="16.1000003814697pt" style:font-weight-complex="bold"/>
    </style:style>
    <style:style style:name="P92" style:family="paragraph" style:parent-style-name="Heading_20_2">
      <style:text-properties officeooo:rsid="003bd76b" officeooo:paragraph-rsid="003bd76b"/>
    </style:style>
    <style:style style:name="P93" style:family="paragraph" style:parent-style-name="Heading_20_2">
      <style:text-properties officeooo:rsid="003dbef7" officeooo:paragraph-rsid="003dbef7"/>
    </style:style>
    <style:style style:name="P94" style:family="paragraph" style:parent-style-name="Heading_20_2">
      <style:text-properties officeooo:rsid="003e7bae" officeooo:paragraph-rsid="003e7bae"/>
    </style:style>
    <style:style style:name="P95" style:family="paragraph" style:parent-style-name="Heading_20_2">
      <style:text-properties officeooo:rsid="003faa4e" officeooo:paragraph-rsid="003faa4e"/>
    </style:style>
    <style:style style:name="P96" style:family="paragraph" style:parent-style-name="Heading_20_2">
      <style:text-properties officeooo:rsid="0040e70e" officeooo:paragraph-rsid="0040e70e"/>
    </style:style>
    <style:style style:name="P97" style:family="paragraph" style:parent-style-name="Text_20_body">
      <style:text-properties style:font-name="arial2"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98" style:family="paragraph" style:parent-style-name="Text_20_body">
      <style:text-properties style:font-name="arial2" fo:font-size="11pt" fo:font-style="normal" fo:font-weight="normal" officeooo:rsid="003dbef7" officeooo:paragraph-rsid="003dbef7" style:font-name-asian="Noto Sans CJK SC" style:font-size-asian="9.60000038146973pt" style:font-style-asian="normal" style:font-weight-asian="normal" style:font-name-complex="Lohit Devanagari" style:font-size-complex="11pt" style:font-style-complex="normal" style:font-weight-complex="normal"/>
    </style:style>
    <style:style style:name="P99" style:family="paragraph" style:parent-style-name="Text_20_body">
      <style:text-properties style:font-name="arial2" fo:font-size="11pt" fo:font-style="normal" fo:font-weight="normal" officeooo:rsid="003bd76b" officeooo:paragraph-rsid="003bd76b" style:font-name-asian="Noto Sans CJK SC" style:font-size-asian="9.60000038146973pt" style:font-style-asian="normal" style:font-weight-asian="normal" style:font-name-complex="Lohit Devanagari" style:font-size-complex="11pt" style:font-style-complex="normal" style:font-weight-complex="normal"/>
    </style:style>
    <style:style style:name="P100" style:family="paragraph" style:parent-style-name="Text_20_body">
      <style:text-properties style:font-name="arial" fo:font-size="11pt" fo:font-style="normal" officeooo:rsid="003bd76b" officeooo:paragraph-rsid="003bd76b" style:font-style-asian="normal" style:font-style-complex="normal"/>
    </style:style>
    <style:style style:name="P101" style:family="paragraph" style:parent-style-name="Text_20_body">
      <style:text-properties style:font-name="arial" fo:font-size="11pt" fo:font-style="normal" officeooo:rsid="003faa4e" officeooo:paragraph-rsid="003faa4e" style:font-style-asian="normal" style:font-style-complex="normal"/>
    </style:style>
    <style:style style:name="P102" style:family="paragraph" style:parent-style-name="Text_20_body">
      <style:text-properties fo:font-style="normal" officeooo:rsid="003bd76b" officeooo:paragraph-rsid="003bd76b" style:font-style-asian="normal" style:font-style-complex="normal"/>
    </style:style>
    <style:style style:name="P103" style:family="paragraph" style:parent-style-name="Text_20_body">
      <style:text-properties fo:font-style="normal" officeooo:rsid="003dbef7" officeooo:paragraph-rsid="003bd76b" style:font-style-asian="normal" style:font-style-complex="normal"/>
    </style:style>
    <style:style style:name="P104" style:family="paragraph" style:parent-style-name="Text_20_body">
      <style:text-properties fo:font-style="normal" officeooo:rsid="003faa4e" officeooo:paragraph-rsid="003faa4e" style:font-style-asian="normal" style:font-style-complex="normal"/>
    </style:style>
    <style:style style:name="P105" style:family="paragraph" style:parent-style-name="Text_20_body">
      <style:text-properties fo:font-style="normal" officeooo:rsid="0040e70e" officeooo:paragraph-rsid="0040e70e" style:font-style-asian="normal" style:font-style-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323c61" style:font-style-asian="italic" style:font-weight-asian="normal" style:font-style-complex="italic" style:font-weight-complex="normal"/>
    </style:style>
    <style:style style:name="T4" style:family="text">
      <style:text-properties fo:font-style="italic" fo:font-weight="normal" officeooo:rsid="00333b90"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3002b5" style:font-style-asian="italic" style:font-style-complex="italic"/>
    </style:style>
    <style:style style:name="T7" style:family="text">
      <style:text-properties fo:font-style="italic" officeooo:rsid="0031342a" style:font-style-asian="italic" style:font-style-complex="italic"/>
    </style:style>
    <style:style style:name="T8" style:family="text">
      <style:text-properties fo:font-style="italic" officeooo:rsid="003bd76b" style:font-style-asian="italic" style:font-style-complex="italic"/>
    </style:style>
    <style:style style:name="T9" style:family="text">
      <style:text-properties fo:font-style="italic" officeooo:rsid="003e7bae" style:font-style-asian="italic" style:font-style-complex="italic"/>
    </style:style>
    <style:style style:name="T10" style:family="text">
      <style:text-properties fo:font-style="italic" officeooo:rsid="003faa4e" style:font-style-asian="italic" style:font-style-complex="italic"/>
    </style:style>
    <style:style style:name="T11" style:family="text">
      <style:text-properties fo:font-style="italic" officeooo:rsid="0040e70e" style:font-style-asian="italic" style:font-style-complex="italic"/>
    </style:style>
    <style:style style:name="T12" style:family="text">
      <style:text-properties fo:font-style="italic" fo:font-weight="bold" officeooo:rsid="00323c61" style:font-style-asian="italic" style:font-weight-asian="bold" style:font-style-complex="italic" style:font-weight-complex="bold"/>
    </style:style>
    <style:style style:name="T13" style:family="text">
      <style:text-properties fo:font-style="italic" fo:font-weight="bold" officeooo:rsid="00333b90" style:font-style-asian="italic" style:font-weight-asian="bold" style:font-style-complex="italic" style:font-weight-complex="bold"/>
    </style:style>
    <style:style style:name="T14" style:family="text">
      <style:text-properties fo:font-style="italic" fo:font-weight="bold" officeooo:rsid="003490d8" style:font-style-asian="italic" style:font-weight-asian="bold" style:font-style-complex="italic" style:font-weight-complex="bold"/>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31342a" style:font-style-asian="normal" style:font-style-complex="normal"/>
    </style:style>
    <style:style style:name="T18" style:family="text">
      <style:text-properties fo:font-style="normal" officeooo:rsid="003bd76b" style:font-style-asian="normal" style:font-style-complex="normal"/>
    </style:style>
    <style:style style:name="T19" style:family="text">
      <style:text-properties fo:font-style="normal" officeooo:rsid="003dbef7" style:font-style-asian="normal" style:font-style-complex="normal"/>
    </style:style>
    <style:style style:name="T20" style:family="text">
      <style:text-properties fo:font-style="normal" officeooo:rsid="003e7bae" style:font-style-asian="normal" style:font-style-complex="normal"/>
    </style:style>
    <style:style style:name="T21" style:family="text">
      <style:text-properties fo:font-style="normal" officeooo:rsid="003faa4e" style:font-style-asian="normal" style:font-style-complex="normal"/>
    </style:style>
    <style:style style:name="T22" style:family="text">
      <style:text-properties fo:font-style="normal" officeooo:rsid="0040e70e"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323c61" style:font-style-asian="normal" style:font-weight-asian="normal" style:font-style-complex="normal" style:font-weight-complex="normal"/>
    </style:style>
    <style:style style:name="T25" style:family="text">
      <style:text-properties fo:font-style="normal" fo:font-weight="normal" officeooo:rsid="00333b90" style:font-style-asian="normal" style:font-weight-asian="normal" style:font-style-complex="normal" style:font-weight-complex="normal"/>
    </style:style>
    <style:style style:name="T26" style:family="text">
      <style:text-properties fo:font-style="normal" fo:font-weight="normal" officeooo:rsid="003490d8" style:font-style-asian="normal" style:font-weight-asian="normal" style:font-style-complex="normal" style:font-weight-complex="normal"/>
    </style:style>
    <style:style style:name="T27" style:family="text">
      <style:text-properties style:font-name="arial" fo:font-size="11pt"/>
    </style:style>
    <style:style style:name="T28" style:family="text">
      <style:text-properties style:font-name="arial" fo:font-size="11pt" officeooo:rsid="0027d251"/>
    </style:style>
    <style:style style:name="T29" style:family="text">
      <style:text-properties style:font-name="arial" fo:font-size="11pt" officeooo:rsid="0028e9d9"/>
    </style:style>
    <style:style style:name="T30" style:family="text">
      <style:text-properties style:font-name="arial" fo:font-size="11pt" officeooo:rsid="002c6273"/>
    </style:style>
    <style:style style:name="T31" style:family="text">
      <style:text-properties style:font-name="arial" fo:font-size="11pt" fo:font-weight="normal" officeooo:rsid="0028e9d9" style:font-weight-asian="normal" style:font-weight-complex="normal"/>
    </style:style>
    <style:style style:name="T32" style:family="text">
      <style:text-properties style:font-name="arial" fo:font-size="11pt" fo:font-weight="normal" officeooo:rsid="002c6273" style:font-weight-asian="normal" style:font-weight-complex="normal"/>
    </style:style>
    <style:style style:name="T33" style:family="text">
      <style:text-properties style:font-name="arial" fo:font-size="11pt" fo:font-weight="normal" officeooo:rsid="0039ce07" style:font-weight-asian="normal" style:font-weight-complex="normal"/>
    </style:style>
    <style:style style:name="T34" style:family="text">
      <style:text-properties style:font-name="arial" fo:font-size="11pt" officeooo:rsid="003002b5"/>
    </style:style>
    <style:style style:name="T35" style:family="text">
      <style:text-properties style:font-name="arial" fo:font-size="11pt" officeooo:rsid="0031342a"/>
    </style:style>
    <style:style style:name="T36" style:family="text">
      <style:text-properties style:font-name="arial" fo:font-size="11pt" fo:font-style="normal" fo:font-weight="normal" style:font-style-asian="normal" style:font-weight-asian="normal" style:font-style-complex="normal" style:font-weight-complex="normal"/>
    </style:style>
    <style:style style:name="T37" style:family="text">
      <style:text-properties style:font-name="arial" fo:font-size="11pt" fo:font-style="normal" fo:font-weight="normal" officeooo:rsid="00323c61" style:font-style-asian="normal" style:font-weight-asian="normal" style:font-style-complex="normal" style:font-weight-complex="normal"/>
    </style:style>
    <style:style style:name="T38" style:family="text">
      <style:text-properties style:font-name="arial" fo:font-size="11pt" fo:font-style="normal" fo:font-weight="normal" officeooo:rsid="00333b90" style:font-style-asian="normal" style:font-weight-asian="normal" style:font-style-complex="normal" style:font-weight-complex="normal"/>
    </style:style>
    <style:style style:name="T39" style:family="text">
      <style:text-properties style:font-name="arial" fo:font-size="11pt" fo:font-style="normal" fo:font-weight="normal" officeooo:rsid="003490d8" style:font-style-asian="normal" style:font-weight-asian="normal" style:font-style-complex="normal" style:font-weight-complex="normal"/>
    </style:style>
    <style:style style:name="T40" style:family="text">
      <style:text-properties style:font-name="arial" fo:font-size="11pt" fo:font-style="normal" style:font-style-asian="normal" style:font-style-complex="normal"/>
    </style:style>
    <style:style style:name="T41" style:family="text">
      <style:text-properties style:font-name="arial" fo:font-size="11pt" fo:font-style="normal" officeooo:rsid="003bd76b" style:font-style-asian="normal" style:font-style-complex="normal"/>
    </style:style>
    <style:style style:name="T42" style:family="text">
      <style:text-properties style:font-name="arial" fo:font-size="11pt" fo:font-style="normal" officeooo:rsid="0040e70e" style:font-style-asian="normal" style:font-style-complex="normal"/>
    </style:style>
    <style:style style:name="T43" style:family="text">
      <style:text-properties style:font-name="arial" fo:font-size="11pt" officeooo:rsid="0039ce07"/>
    </style:style>
    <style:style style:name="T44" style:family="text">
      <style:text-properties style:font-name="arial" fo:font-size="11pt" fo:font-style="italic" style:font-style-asian="italic" style:font-style-complex="italic"/>
    </style:style>
    <style:style style:name="T45" style:family="text">
      <style:text-properties style:font-name="arial" fo:font-size="11pt" fo:font-style="italic" officeooo:rsid="003bd76b" style:font-style-asian="italic" style:font-style-complex="italic"/>
    </style:style>
    <style:style style:name="T46" style:family="text">
      <style:text-properties style:font-name="arial" fo:font-size="11pt" fo:font-style="italic" officeooo:rsid="003faa4e" style:font-style-asian="italic" style:font-style-complex="italic"/>
    </style:style>
    <style:style style:name="T47" style:family="text">
      <style:text-properties style:font-name="arial" fo:font-size="11pt" officeooo:rsid="003e7bae"/>
    </style:style>
    <style:style style:name="T48" style:family="text">
      <style:text-properties style:font-name="arial" fo:font-size="11pt" officeooo:rsid="003faa4e"/>
    </style:style>
    <style:style style:name="T49" style:family="text">
      <style:text-properties style:font-name="arial" fo:font-size="11pt" officeooo:rsid="0040e70e"/>
    </style:style>
    <style:style style:name="T50" style:family="text">
      <style:text-properties officeooo:rsid="002c6273"/>
    </style:style>
    <style:style style:name="T51" style:family="text">
      <style:text-properties officeooo:rsid="003002b5"/>
    </style:style>
    <style:style style:name="T52" style:family="text">
      <style:text-properties officeooo:rsid="0037fbd9"/>
    </style:style>
    <style:style style:name="T53" style:family="text">
      <style:text-properties officeooo:rsid="00396d81"/>
    </style:style>
    <style:style style:name="T54" style:family="text">
      <style:text-properties officeooo:rsid="0039ce07"/>
    </style:style>
    <style:style style:name="T55" style:family="text">
      <style:text-properties officeooo:rsid="003bd76b"/>
    </style:style>
    <style:style style:name="T56" style:family="text">
      <style:text-properties style:font-name="arial2" fo:font-size="11pt" style:font-name-asian="Noto Sans CJK SC" style:font-size-asian="9.60000038146973pt" style:font-name-complex="Lohit Devanagari" style:font-size-complex="11pt"/>
    </style:style>
    <style:style style:name="T57" style:family="text">
      <style:text-properties style:font-name="arial2" fo:font-size="11pt" fo:font-style="italic" style:font-name-asian="Noto Sans CJK SC" style:font-size-asian="9.60000038146973pt" style:font-style-asian="italic" style:font-name-complex="Lohit Devanagari" style:font-size-complex="11pt" style:font-style-complex="italic"/>
    </style:style>
    <style:style style:name="T58" style:family="text">
      <style:text-properties style:font-name="arial2" fo:font-size="11pt" fo:font-style="normal" style:font-name-asian="Noto Sans CJK SC" style:font-size-asian="9.60000038146973pt" style:font-style-asian="normal" style:font-name-complex="Lohit Devanagari" style:font-size-complex="11pt" style:font-style-complex="normal"/>
    </style:style>
    <style:style style:name="T59" style:family="text">
      <style:text-properties officeooo:rsid="003e7bae"/>
    </style:style>
    <style:style style:name="T60" style:family="text">
      <style:text-properties officeooo:rsid="003faa4e"/>
    </style:style>
    <style:style style:name="T61" style:family="text">
      <style:text-properties officeooo:rsid="0040e70e"/>
    </style:style>
    <style:style style:name="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43"/>
      <text:p text:style-name="P43">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6">Indice</text:p>
          </text:index-title>
          <text:p text:style-name="P77"><text:a xlink:type="simple" xlink:href="#__RefHeading___Toc211_1698590011" text:style-name="Index_20_Link" text:visited-style-name="Index_20_Link">Scopo del documento<text:tab/>3</text:a></text:p>
          <text:p text:style-name="P77"><text:a xlink:type="simple" xlink:href="#__RefHeading___Toc3035_2918665869" text:style-name="Index_20_Link" text:visited-style-name="Index_20_Link">Requisiti funzionali<text:tab/>4</text:a></text:p>
          <text:p text:style-name="P77"><text:a xlink:type="simple" xlink:href="#__RefHeading___Toc3037_2918665869" text:style-name="Index_20_Link" text:visited-style-name="Index_20_Link">Requisiti non funzionali<text:tab/>5</text:a></text:p>
          <text:p text:style-name="P78"><text:a xlink:type="simple" xlink:href="#__RefHeading___Toc1006_2716549688" text:style-name="Index_20_Link" text:visited-style-name="Index_20_Link">Sicurezza<text:tab/>5</text:a></text:p>
          <text:p text:style-name="P78"><text:a xlink:type="simple" xlink:href="#__RefHeading___Toc583_3031824570" text:style-name="Index_20_Link" text:visited-style-name="Index_20_Link">Portabilità<text:tab/>5</text:a></text:p>
          <text:p text:style-name="P78"><text:a xlink:type="simple" xlink:href="#__RefHeading___Toc585_3031824570" text:style-name="Index_20_Link" text:visited-style-name="Index_20_Link">Usabilità<text:tab/>6</text:a></text:p>
          <text:p text:style-name="P78"><text:a xlink:type="simple" xlink:href="#__RefHeading___Toc587_3031824570" text:style-name="Index_20_Link" text:visited-style-name="Index_20_Link">Accessibilità<text:tab/>6</text:a></text:p>
          <text:p text:style-name="P78"><text:a xlink:type="simple" xlink:href="#__RefHeading___Toc589_3031824570" text:style-name="Index_20_Link" text:visited-style-name="Index_20_Link">Privacy<text:tab/>7</text:a></text:p>
          <text:p text:style-name="P78"><text:a xlink:type="simple" xlink:href="#__RefHeading___Toc591_3031824570" text:style-name="Index_20_Link" text:visited-style-name="Index_20_Link">Prestazioni<text:tab/>8</text:a></text:p>
          <text:p text:style-name="P78"><text:a xlink:type="simple" xlink:href="#__RefHeading___Toc593_3031824570" text:style-name="Index_20_Link" text:visited-style-name="Index_20_Link">Robustezza<text:tab/>8</text:a></text:p>
          <text:p text:style-name="P78"><text:a xlink:type="simple" xlink:href="#__RefHeading___Toc595_3031824570" text:style-name="Index_20_Link" text:visited-style-name="Index_20_Link">Localizzazione<text:tab/>8</text:a></text:p>
          <text:p text:style-name="P78"><text:a xlink:type="simple" xlink:href="#__RefHeading___Toc597_3031824570" text:style-name="Index_20_Link" text:visited-style-name="Index_20_Link">Operatività<text:tab/>8</text:a></text:p>
          <text:p text:style-name="P78"><text:a xlink:type="simple" xlink:href="#__RefHeading___Toc599_3031824570" text:style-name="Index_20_Link" text:visited-style-name="Index_20_Link">Capacità<text:tab/>9</text:a></text:p>
          <text:p text:style-name="P77"><text:a xlink:type="simple" xlink:href="#__RefHeading___Toc2868_493941056" text:style-name="Index_20_Link" text:visited-style-name="Index_20_Link">Analisi del contesto<text:tab/>10</text:a></text:p>
          <text:p text:style-name="P78"><text:a xlink:type="simple" xlink:href="#__RefHeading___Toc2870_493941056" text:style-name="Index_20_Link" text:visited-style-name="Index_20_Link">Attori<text:tab/>10</text:a></text:p>
          <text:p text:style-name="P78"><text:a xlink:type="simple" xlink:href="#__RefHeading___Toc908_2183642827" text:style-name="Index_20_Link" text:visited-style-name="Index_20_Link">Sistemi esterni<text:tab/>10</text:a></text:p>
          <text:p text:style-name="P77"><text:a xlink:type="simple" xlink:href="#__RefHeading___Toc910_2183642827" text:style-name="Index_20_Link" text:visited-style-name="Index_20_Link">Diagramma di contesto<text:tab/>12</text:a></text:p>
          <text:p text:style-name="P77"><text:a xlink:type="simple" xlink:href="#__RefHeading___Toc3685_342672305" text:style-name="Index_20_Link" text:visited-style-name="Index_20_Link">Analisi dei componenti<text:tab/>13</text:a></text:p>
          <text:p text:style-name="P78"><text:a xlink:type="simple" xlink:href="#__RefHeading___Toc3687_342672305" text:style-name="Index_20_Link" text:visited-style-name="Index_20_Link">Schermata registrazione<text:tab/>13</text:a></text:p>
          <text:p text:style-name="P78"><text:a xlink:type="simple" xlink:href="#__RefHeading___Toc3631_682711181" text:style-name="Index_20_Link" text:visited-style-name="Index_20_Link">Gestione identificazione SPID<text:tab/>13</text:a></text:p>
          <text:p text:style-name="P78"><text:a xlink:type="simple" xlink:href="#__RefHeading___Toc3633_682711181" text:style-name="Index_20_Link" text:visited-style-name="Index_20_Link">Gestione autenticazione<text:tab/>13</text:a></text:p>
          <text:p text:style-name="P78"><text:a xlink:type="simple" xlink:href="#__RefHeading___Toc3635_682711181" text:style-name="Index_20_Link" text:visited-style-name="Index_20_Link">Schermata login<text:tab/>13</text:a></text:p>
          <text:p text:style-name="P78"><text:a xlink:type="simple" xlink:href="#__RefHeading___Toc3637_682711181" text:style-name="Index_20_Link" text:visited-style-name="Index_20_Link">Schermata profilo<text:tab/>14</text:a></text:p>
          <text:p text:style-name="P78"><text:a xlink:type="simple" xlink:href="#__RefHeading___Toc3639_682711181" text:style-name="Index_20_Link" text:visited-style-name="Index_20_Link">Interfaccia di lettura del database<text:tab/>14</text:a></text:p>
          <text:p text:style-name="P78"><text:a xlink:type="simple" xlink:href="#__RefHeading___Toc3641_682711181" text:style-name="Index_20_Link" text:visited-style-name="Index_20_Link">Interfaccia di scrittura col database<text:tab/>14</text:a></text:p>
          <text:p text:style-name="P78"><text:a xlink:type="simple" xlink:href="#__RefHeading___Toc3643_682711181" text:style-name="Index_20_Link" text:visited-style-name="Index_20_Link">Schermata pubblicazione annuncio<text:tab/>14</text:a></text:p>
          <text:p text:style-name="P78"><text:a xlink:type="simple" xlink:href="#__RefHeading___Toc3645_682711181" text:style-name="Index_20_Link" text:visited-style-name="Index_20_Link">Schermata di ricerca<text:tab/>14</text:a></text:p>
          <text:p text:style-name="P78"><text:a xlink:type="simple" xlink:href="#__RefHeading___Toc3647_682711181" text:style-name="Index_20_Link" text:visited-style-name="Index_20_Link">Schermata risultati<text:tab/>14</text:a></text:p>
          <text:p text:style-name="P78"><text:a xlink:type="simple" xlink:href="#__RefHeading___Toc3649_682711181" text:style-name="Index_20_Link" text:visited-style-name="Index_20_Link">Schermata oggetto<text:tab/>15</text:a></text:p>
          <text:p text:style-name="P78"><text:a xlink:type="simple" xlink:href="#__RefHeading___Toc3651_682711181" text:style-name="Index_20_Link" text:visited-style-name="Index_20_Link">Gestione oggetto<text:tab/>15</text:a></text:p>
          <text:p text:style-name="P78"><text:a xlink:type="simple" xlink:href="#__RefHeading___Toc3653_682711181" text:style-name="Index_20_Link" text:visited-style-name="Index_20_Link">Interfaccia con il sistema di pagamento<text:tab/>15</text:a></text:p>
          <text:p text:style-name="P78"><text:a xlink:type="simple" xlink:href="#__RefHeading___Toc3655_682711181" text:style-name="Index_20_Link" text:visited-style-name="Index_20_Link">Interfaccia con il sistema di chat<text:tab/>15</text:a></text:p>
        </text:index-body>
      </text:table-of-content>
      <text:p text:style-name="P6"/>
      <text:h text:style-name="P83"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5">D1-T25</text:span><text:span text:style-name="T16">, verrà effettuata una modellazione mediante UML dei requisiti funzionali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52">per specificare i diversi componenti interni al sistema e i flussi di informazione tra di essi.</text:span></text:p>
      <text:h text:style-name="P84"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5">SpottyThings </text:span><text:span text:style-name="T16">mediante dei diagrammi dei casi d’uso di UML e una descrizione o in linguaggio naturale o con ulteriori diagrammi UML.</text:span></text:p>
      <text:h text:style-name="P84" text:outline-level="1"><text:bookmark-start text:name="__RefHeading___Toc3037_2918665869"/>Requisiti non funzionali<text:bookmark-end text:name="__RefHeading___Toc3037_2918665869"/></text:h>
      <text:p text:style-name="P8"/>
      <text:p text:style-name="P8">Nel seguente capitolo riportiamo una tabella in cui organizziamo i vari requisiti non funzionali di <text:span text:style-name="T5">SpottyThings </text:span><text:span text:style-name="T16">in una tabella con il titolo del requisito non funzionale, una sua breve descrizione e la misura usata per verificarne l’attuazione.</text:span></text:p>
      <text:p text:style-name="P11"/>
      <text:h text:style-name="P86"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4689405611424">
          <table:table-cell table:style-name="Tabella1.A1" office:value-type="string">
            <text:p text:style-name="P51">Titolo</text:p>
          </table:table-cell>
          <table:table-cell table:style-name="Tabella1.A1" office:value-type="string">
            <text:p text:style-name="P51">Descrizione</text:p>
          </table:table-cell>
          <table:table-cell table:style-name="Tabella1.C1" office:value-type="string">
            <text:p text:style-name="P51">Misura</text:p>
          </table:table-cell>
        </table:table-row>
        <table:table-row table:style-name="TableLine94689406043136">
          <table:table-cell table:style-name="Tabella1.A2" office:value-type="string">
            <text:p text:style-name="P55">Strong password.</text:p>
          </table:table-cell>
          <table:table-cell table:style-name="Tabella1.A2" office:value-type="string">
            <text:p text:style-name="P57">La password deve essere robusta.</text:p>
          </table:table-cell>
          <table:table-cell table:style-name="Tabella1.C2" office:value-type="string">
            <text:p text:style-name="P56">Deve contenere almeno 8 caratteri di cui almeno una lettera maiuscola, <text:s text:c="2"/>una minuscola, un numero e un carattere speciale tra i seguenti: ! ” £ $ % &amp; ? € ^ =.</text:p>
          </table:table-cell>
        </table:table-row>
        <table:table-row table:style-name="TableLine94689406063760">
          <table:table-cell table:style-name="Tabella1.A2" office:value-type="string">
            <text:p text:style-name="P55">Ripristino password.</text:p>
          </table:table-cell>
          <table:table-cell table:style-name="Tabella1.A2" office:value-type="string">
            <text:p text:style-name="P56">Il ripristino della password deve avvenire in maniera sicura e secondo una procedura precisa.</text:p>
          </table:table-cell>
          <table:table-cell table:style-name="Tabella1.C2" office:value-type="string">
            <text:p text:style-name="P56">Accesso a un link di ripristino inviato via mail all’utente, da cui accedere alla schermata di scelta nuova password.</text:p>
          </table:table-cell>
        </table:table-row>
        <table:table-row table:style-name="TableLine94689406087344">
          <table:table-cell table:style-name="Tabella1.A2" office:value-type="string">
            <text:p text:style-name="P55">Cambio password.</text:p>
          </table:table-cell>
          <table:table-cell table:style-name="Tabella1.A2" office:value-type="string">
            <text:p text:style-name="P56">La modifica della password deve avvenire in maniera sicura e secondo una procedura precisa.</text:p>
          </table:table-cell>
          <table:table-cell table:style-name="Tabella1.C2" office:value-type="string">
            <text:p text:style-name="P56">Prima di scegliere la nuova password, deve venire inserita due volte la password precedente.</text:p>
          </table:table-cell>
        </table:table-row>
        <table:table-row table:style-name="TableLine94689406088192">
          <table:table-cell table:style-name="Tabella1.A2" office:value-type="string">
            <text:p text:style-name="P55">Blocco account.</text:p>
          </table:table-cell>
          <table:table-cell table:style-name="Tabella1.A2" office:value-type="string">
            <text:p text:style-name="P56">Per proteggere il profilo degli utenti, il tentativo di accesso all’account da parte di terzi deve venire ostacolato.</text:p>
          </table:table-cell>
          <table:table-cell table:style-name="Tabella1.C2" office:value-type="string">
            <text:p text:style-name="P56">Dopo 4 tentativi di accesso con password errata verrà bloccato l’account. Sarà necessario accedere ad un link inviato via mail e reimpostare la password.</text:p>
          </table:table-cell>
        </table:table-row>
        <table:table-row table:style-name="TableLine94689406088992">
          <table:table-cell table:style-name="Tabella1.A2" office:value-type="string">
            <text:p text:style-name="P55">Autenticazione a due fattori.</text:p>
          </table:table-cell>
          <table:table-cell table:style-name="Tabella1.A2" office:value-type="string">
            <text:p text:style-name="P56">Il sistema prevede facoltativamente un ulteriore protezione del profilo in fase di login.</text:p>
          </table:table-cell>
          <table:table-cell table:style-name="Tabella1.C2" office:value-type="string">
            <text:p text:style-name="P56">In fase di login, dopo le credenziale viene richiesto un codice di conferma a 6 cifre mandato al numero di telefono indicato dall’utente.</text:p>
          </table:table-cell>
        </table:table-row>
        <table:table-row table:style-name="TableLine94689406089744">
          <table:table-cell table:style-name="Tabella1.A2" office:value-type="string">
            <text:p text:style-name="P55">Sicurezza dei pagamenti.</text:p>
          </table:table-cell>
          <table:table-cell table:style-name="Tabella1.A2" office:value-type="string">
            <text:p text:style-name="P56">I dati inseriti dall’utente per i metodi di pagamento non devono venire intercettati da terzi.</text:p>
          </table:table-cell>
          <table:table-cell table:style-name="Tabella1.C2" office:value-type="string">
            <text:p text:style-name="P56">Il sistema supporterà un sistema di sicurezza di livello trasporto da TLS 1.0 a TLS 1.3 <text:span text:style-name="T50">e userà il protocollo https </text:span><text:span text:style-name="T51">(come tra l’altro richiesto dal articolo 32 del GDPR </text:span><text:span text:style-name="T53">sulla </text:span><text:span text:style-name="T6">Sicurezza del trattamento</text:span><text:span text:style-name="T51">, ovvero vengono messe in atto misure per garantire un livello di sicurezza per i dati in possesso).</text:span></text:p>
          </table:table-cell>
        </table:table-row>
      </table:table>
      <text:p text:style-name="P11"/>
      <text:h text:style-name="P87" text:outline-level="2"><text:bookmark-start text:name="__RefHeading___Toc583_3031824570"/>Portabilità<text:bookmark-end text:name="__RefHeading___Toc583_3031824570"/></text:h>
      <text:p text:style-name="P20"/>
      <table:table table:name="Tabella2" table:style-name="Tabella2">
        <table:table-column table:style-name="Tabella2.A"/>
        <table:table-column table:style-name="Tabella2.B"/>
        <table:table-column table:style-name="Tabella2.C"/>
        <table:table-row table:style-name="TableLine94689406092688">
          <table:table-cell table:style-name="Tabella2.A1" office:value-type="string">
            <text:p text:style-name="P52">Titolo</text:p>
          </table:table-cell>
          <table:table-cell table:style-name="Tabella2.A1" office:value-type="string">
            <text:p text:style-name="P52">Descrizione</text:p>
          </table:table-cell>
          <table:table-cell table:style-name="Tabella2.C1" office:value-type="string">
            <text:p text:style-name="P52">Misura</text:p>
          </table:table-cell>
        </table:table-row>
        <table:table-row table:style-name="TableLine94689406287536">
          <table:table-cell table:style-name="Tabella2.A2" office:value-type="string">
            <text:p text:style-name="P60">Versioni supportate di Google Chrome.</text:p>
          </table:table-cell>
          <table:table-cell table:style-name="Tabella2.A2" office:value-type="string">
            <text:p text:style-name="P61">L’applicazione web deve funzionare correttamente su Google Chro<text:soft-page-break/>me.</text:p>
          </table:table-cell>
          <table:table-cell table:style-name="Tabella2.C2" office:value-type="string">
            <text:p text:style-name="P61">L’applicazione sarà compatibile a partire dalla versione 97.0.4692 del <text:soft-page-break/>4 gennaio 2022.</text:p>
          </table:table-cell>
        </table:table-row>
        <table:table-row table:style-name="TableLine94689406289472">
          <table:table-cell table:style-name="Tabella2.A2" office:value-type="string">
            <text:p text:style-name="P60">Versioni supportate di Mozilla Firefox.</text:p>
          </table:table-cell>
          <table:table-cell table:style-name="Tabella2.A2" office:value-type="string">
            <text:p text:style-name="P61">L’applicazione web deve funzionare correttamente su Mozilla Firefox.</text:p>
          </table:table-cell>
          <table:table-cell table:style-name="Tabella2.C2" office:value-type="string">
            <text:p text:style-name="P61">L’applicazione sarà compatibile <text:s/>a partire dalla versione Firefox 96.0.3 del 27 gennaio 2022.</text:p>
          </table:table-cell>
        </table:table-row>
        <table:table-row table:style-name="TableLine94689406290272">
          <table:table-cell table:style-name="Tabella2.A2" office:value-type="string">
            <text:p text:style-name="P60">Versioni supportate di Safari.</text:p>
          </table:table-cell>
          <table:table-cell table:style-name="Tabella2.A2" office:value-type="string">
            <text:p text:style-name="P61">L’applicazione web deve funzionare correttamente su Safari.</text:p>
          </table:table-cell>
          <table:table-cell table:style-name="Tabella2.C2" office:value-type="string">
            <text:p text:style-name="P61">La compatibilità è garantita dalle prime versioni rilasciate nel 2022.</text:p>
          </table:table-cell>
        </table:table-row>
        <table:table-row table:style-name="TableLine94689406291120">
          <table:table-cell table:style-name="Tabella2.A2" office:value-type="string">
            <text:p text:style-name="P60">Versioni supportate di Opera.</text:p>
          </table:table-cell>
          <table:table-cell table:style-name="Tabella2.A2" office:value-type="string">
            <text:p text:style-name="P61">L’applicazione web deve funzionare correttamente su Opera.</text:p>
          </table:table-cell>
          <table:table-cell table:style-name="Tabella2.C2" office:value-type="string">
            <text:p text:style-name="P61">L’applicazione sarà compatibile <text:s/>a partire dalla versione Opera 93 del 19 gennaio 2022.</text:p>
          </table:table-cell>
        </table:table-row>
        <table:table-row table:style-name="TableLine94689406292000">
          <table:table-cell table:style-name="Tabella2.A2" office:value-type="string">
            <text:p text:style-name="P59">Dispositivi supportati.</text:p>
          </table:table-cell>
          <table:table-cell table:style-name="Tabella2.A2" office:value-type="string">
            <text:p text:style-name="P50"><text:span text:style-name="T30">Il sistema deve adattarsi correttamente alle dimensioni delle diverse schermate dei dispositivi mobili, </text:span><text:s/>quali desktop, tablet e smartphone.</text:p>
          </table:table-cell>
          <table:table-cell table:style-name="Tabella2.C2" office:value-type="string">
            <text:p text:style-name="P69">Il sistema deve essere adattivo, cioè deve rispettare le proporzioni dei componenti dell’applicazione web sui vari dispositivi, come PC, tablet e smartphone.</text:p>
          </table:table-cell>
        </table:table-row>
      </table:table>
      <text:p text:style-name="P44"/>
      <text:h text:style-name="P87" text:outline-level="2"><text:bookmark-start text:name="__RefHeading___Toc585_3031824570"/>Usabilità<text:bookmark-end text:name="__RefHeading___Toc585_3031824570"/></text:h>
      <text:p text:style-name="P18"/>
      <table:table table:name="Tabella3" table:style-name="Tabella3">
        <table:table-column table:style-name="Tabella3.A"/>
        <table:table-column table:style-name="Tabella3.B"/>
        <table:table-column table:style-name="Tabella3.C"/>
        <table:table-row table:style-name="TableLine94689406293440">
          <table:table-cell table:style-name="Tabella3.A1" office:value-type="string">
            <text:p text:style-name="P52">Titolo</text:p>
          </table:table-cell>
          <table:table-cell table:style-name="Tabella3.A1" office:value-type="string">
            <text:p text:style-name="P52">Descrizione</text:p>
          </table:table-cell>
          <table:table-cell table:style-name="Tabella3.C1" office:value-type="string">
            <text:p text:style-name="P52">Misura</text:p>
          </table:table-cell>
        </table:table-row>
        <table:table-row table:style-name="TableLine94689406307504">
          <table:table-cell table:style-name="Tabella3.A2" office:value-type="string">
            <text:p text:style-name="P60">Facilità d’uso.</text:p>
          </table:table-cell>
          <table:table-cell table:style-name="Tabella3.A2" office:value-type="string">
            <text:p text:style-name="P45">Il sistema deve essere di facile utilizzo.</text:p>
          </table:table-cell>
          <table:table-cell table:style-name="Tabella3.C2" office:value-type="string">
            <text:p text:style-name="P61">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60">Comunicazione errori all’utente.</text:p>
          </table:table-cell>
          <table:table-cell table:style-name="Tabella3.A2" office:value-type="string">
            <text:p text:style-name="P45">Il sistema deve comunicare in maniera chiara nel caso di errori dovuti ad un inserimento erroneo da parte dell’utente.</text:p>
          </table:table-cell>
          <table:table-cell table:style-name="Tabella3.C2" office:value-type="string">
            <text:p text:style-name="P61">Nel caso di inserimenti errati da parte dell’utente dovranno comparire dei messaggi di testo che descrivano il problema con le possibile cause e le possibil<text:span text:style-name="T54">i</text:span> soluzioni.</text:p>
          </table:table-cell>
        </table:table-row>
        <table:table-row table:style-name="Tabella3.3">
          <table:table-cell table:style-name="Tabella3.A2" office:value-type="string">
            <text:p text:style-name="P60">Supporto iniziale all’utente.</text:p>
          </table:table-cell>
          <table:table-cell table:style-name="Tabella3.A2" office:value-type="string">
            <text:p text:style-name="P45">Il sistema deve aiutare l’utente a capire le funzionalità di sistema.</text:p>
          </table:table-cell>
          <table:table-cell table:style-name="Tabella3.C2" office:value-type="string">
            <text:p text:style-name="P61">La pagina dei risultati e la pagina di scheda oggetto devono contenere dei messaggi a comparsa sequenziali che descrivano le funzionalità, la prima volta che un utente accede al sistema.</text:p>
          </table:table-cell>
        </table:table-row>
      </table:table>
      <text:p text:style-name="P44"/>
      <text:h text:style-name="P87" text:outline-level="2"><text:bookmark-start text:name="__RefHeading___Toc587_3031824570"/>Accessibilità<text:bookmark-end text:name="__RefHeading___Toc587_3031824570"/></text:h>
      <text:p text:style-name="P18"/>
      <table:table table:name="Tabella4" table:style-name="Tabella4">
        <table:table-column table:style-name="Tabella4.A"/>
        <table:table-column table:style-name="Tabella4.B"/>
        <table:table-column table:style-name="Tabella4.C"/>
        <table:table-row table:style-name="TableLine94689406312192">
          <table:table-cell table:style-name="Tabella4.A1" office:value-type="string">
            <text:p text:style-name="P52">Titolo</text:p>
          </table:table-cell>
          <table:table-cell table:style-name="Tabella4.A1" office:value-type="string">
            <text:p text:style-name="P52">Descrizione</text:p>
          </table:table-cell>
          <table:table-cell table:style-name="Tabella4.C1" office:value-type="string">
            <text:p text:style-name="P52">Misura</text:p>
          </table:table-cell>
        </table:table-row>
        <table:table-row table:style-name="TableLine94689406332112">
          <table:table-cell table:style-name="Tabella4.A2" office:value-type="string">
            <text:p text:style-name="P70">Miglioramenti <text:span text:style-name="T29">per una maggiore</text:span> visibilità.</text:p>
          </table:table-cell>
          <table:table-cell table:style-name="Tabella4.A2" office:value-type="string">
            <text:p text:style-name="P45">L’applicazione web deve essere accessibile a tutti gli utenti con condizioni di deficit o disabilità.</text:p>
          </table:table-cell>
          <table:table-cell table:style-name="Tabella4.C2" office:value-type="string">
            <text:p text:style-name="P61">L’applicazione web è conforme alla sezione 1.1.1 nelle WCAG 2.1, i contenuti dovranno essere compresi anche tramite screen-reader (JAWS for Windows e screen reader Apple) e le parti testuali del si<text:soft-page-break/>stema possono venire ingrandite fino al 200%.</text:p>
          </table:table-cell>
        </table:table-row>
        <table:table-row table:style-name="TableLine94689406333136">
          <table:table-cell table:style-name="Tabella4.A2" office:value-type="string">
            <text:p text:style-name="P70">Chiarezza dell’interfaccia.</text:p>
          </table:table-cell>
          <table:table-cell table:style-name="Tabella4.A2" office:value-type="string">
            <text:p text:style-name="P45">Tutte le parti funzionali dell’interfaccia utente devono essere chiare e distinguibili.</text:p>
          </table:table-cell>
          <table:table-cell table:style-name="Tabella4.C2" office:value-type="string">
            <text:p text:style-name="P61">Tutte le parti utili ai fini funzionali rispettano un livello di contrasto AA come definito nelle WCAG 2.1 (sezione 1.4.3).</text:p>
          </table:table-cell>
        </table:table-row>
        <table:table-row table:style-name="TableLine94689406333728">
          <table:table-cell table:style-name="Tabella4.A2" office:value-type="string">
            <text:p text:style-name="P70">Uso della tastiera.</text:p>
          </table:table-cell>
          <table:table-cell table:style-name="Tabella4.A2" office:value-type="string">
            <text:p text:style-name="P45">Il sistema permette più metodi per l’inserimento di input.</text:p>
          </table:table-cell>
          <table:table-cell table:style-name="Tabella4.C2" office:value-type="string">
            <text:p text:style-name="P58"><text:span text:style-name="T29">È </text:span><text:span text:style-name="T28">possibile navigare ed </text:span><text:span text:style-name="T29">usare</text:span><text:span text:style-name="T28"> le funzionalità </text:span><text:span text:style-name="T29">usando</text:span><text:span text:style-name="T28"> solo la tastiera.</text:span></text:p>
          </table:table-cell>
        </table:table-row>
      </table:table>
      <text:h text:style-name="Heading_20_2" text:outline-level="2"/>
      <text:h text:style-name="P88" text:outline-level="2"><text:bookmark-start text:name="__RefHeading___Toc589_3031824570"/>Privacy<text:bookmark-end text:name="__RefHeading___Toc589_3031824570"/></text:h>
      <text:p text:style-name="P21"/>
      <table:table table:name="Tabella5" table:style-name="Tabella5">
        <table:table-column table:style-name="Tabella5.A"/>
        <table:table-column table:style-name="Tabella5.B"/>
        <table:table-column table:style-name="Tabella5.C"/>
        <table:table-row table:style-name="TableLine94689406328800">
          <table:table-cell table:style-name="Tabella5.A1" office:value-type="string">
            <text:p text:style-name="P53">Titolo</text:p>
          </table:table-cell>
          <table:table-cell table:style-name="Tabella5.A1" office:value-type="string">
            <text:p text:style-name="P53">Descrizione</text:p>
          </table:table-cell>
          <table:table-cell table:style-name="Tabella5.C1" office:value-type="string">
            <text:p text:style-name="P53">Misura</text:p>
          </table:table-cell>
        </table:table-row>
        <table:table-row table:style-name="TableLine94689406346272">
          <table:table-cell table:style-name="Tabella5.A2" office:value-type="string">
            <text:p text:style-name="P70">Regolamento protezione dati.</text:p>
          </table:table-cell>
          <table:table-cell table:style-name="Tabella5.A2" office:value-type="string">
            <text:p text:style-name="P46">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73"><text:span text:style-name="T34">Il sistema deve essere conforme al GDPR </text:span><text:span text:style-name="T35">nel CAPO II, CAPO III (riguardante i diritti dell’interessato) e nel CAPO IV (riguardante il titolare del trattamento)</text:span><text:span text:style-name="T34">, prestando particolare attenzione ai seguenti articoli: </text:span></text:p>
            <text:p text:style-name="P65"/>
            <text:p text:style-name="P66">articoli 5, 6 e 7 (riguardanti i principi del trattamento dei dati e il consenso dell’interessato),</text:p>
            <text:p text:style-name="P65"/>
            <text:p text:style-name="P65">articolo 12 (<text:span text:style-name="T5">Informazioni, comunicazioni e modalità trasparenti per l’esercizio dei dati interessati</text:span><text:span text:style-name="T16">, ovvero devono essere forniti all’utente informazioni su come vengono usati i suoi dati), </text:span></text:p>
            <text:p text:style-name="P67"/>
            <text:p text:style-name="P65"><text:span text:style-name="T16">articolo 15 (</text:span><text:span text:style-name="T5">Diritto di accesso dell’interessato</text:span><text:span text:style-name="T16">, ovvero l’utente ha diritto di ottenere informazioni relative ai dati conferiti e alle modalità d’uso di essi), </text:span></text:p>
            <text:p text:style-name="P67"/>
            <text:p text:style-name="P65"><text:span text:style-name="T16">articolo 16 (</text:span><text:span text:style-name="T5">Diritto di rettifica </text:span><text:span text:style-name="T16">e </text:span><text:span text:style-name="T5">Diritto all’oblio</text:span><text:span text:style-name="T16">, ovvero l’utente ha il diritto di ottenere la rettifica dei dati personali inesatti</text:span><text:span text:style-name="T17">),</text:span></text:p>
            <text:p text:style-name="P68"/>
            <text:p text:style-name="P65"><text:span text:style-name="T16">articolo 17 </text:span><text:span text:style-name="T17">(</text:span><text:span text:style-name="T7">Diritto all’oblio</text:span><text:span text:style-name="T17">, ovvero l’utente</text:span><text:span text:style-name="T16"> ha il diritto di ottenere la cancellazione dei dati personali e di ottenere comunicazioni in merito, come previsto dall’articolo 19).</text:span></text:p>
          </table:table-cell>
        </table:table-row>
        <table:table-row table:style-name="TableLine94689406358144">
          <table:table-cell table:style-name="Tabella5.A2" office:value-type="string">
            <text:p text:style-name="P70">Verifica dell’identità.</text:p>
          </table:table-cell>
          <table:table-cell table:style-name="Tabella5.A2" office:value-type="string">
            <text:p text:style-name="P46">Il sito web dovrà verificare l’identità dei propri utenti e non inviare ad altri sistemi i dati sull’identità degli <text:soft-page-break/>utenti.</text:p>
          </table:table-cell>
          <table:table-cell table:style-name="Tabella5.C2" office:value-type="string">
            <text:p text:style-name="P69">Identificazione dell’identità tramite sistema SPID.</text:p>
          </table:table-cell>
        </table:table-row>
      </table:table>
      <text:p text:style-name="P48"/>
      <text:h text:style-name="P88" text:outline-level="2"><text:bookmark-start text:name="__RefHeading___Toc591_3031824570"/>Prestazioni<text:bookmark-end text:name="__RefHeading___Toc591_3031824570"/></text:h>
      <text:p text:style-name="P25"/>
      <table:table table:name="Tabella6" table:style-name="Tabella6">
        <table:table-column table:style-name="Tabella6.A"/>
        <table:table-column table:style-name="Tabella6.B"/>
        <table:table-column table:style-name="Tabella6.C"/>
        <table:table-row table:style-name="TableLine94689406359296">
          <table:table-cell table:style-name="Tabella6.A1" office:value-type="string">
            <text:p text:style-name="P53">Titolo</text:p>
          </table:table-cell>
          <table:table-cell table:style-name="Tabella6.A1" office:value-type="string">
            <text:p text:style-name="P53">Descrizione</text:p>
          </table:table-cell>
          <table:table-cell table:style-name="Tabella6.C1" office:value-type="string">
            <text:p text:style-name="P53">Misura</text:p>
          </table:table-cell>
        </table:table-row>
        <table:table-row table:style-name="TableLine94689406370512">
          <table:table-cell table:style-name="Tabella6.A2" office:value-type="string">
            <text:p text:style-name="P70">Avvio applicazione web.</text:p>
          </table:table-cell>
          <table:table-cell table:style-name="Tabella6.A2" office:value-type="string">
            <text:p text:style-name="P47">Il sito web deve caricarsi in un tempo accettabile.</text:p>
          </table:table-cell>
          <table:table-cell table:style-name="Tabella6.C2" office:value-type="string">
            <text:p text:style-name="P63">Il login, ovvero la verifica delle credenziali, sarà effettuato in un massimo di 2 secondi dall’inserimento dei dati.</text:p>
          </table:table-cell>
        </table:table-row>
        <table:table-row table:style-name="TableLine94689406372320">
          <table:table-cell table:style-name="Tabella6.A2" office:value-type="string">
            <text:p text:style-name="P71">Velocità caricamento annunci.</text:p>
          </table:table-cell>
          <table:table-cell table:style-name="Tabella6.A2" office:value-type="string">
            <text:p text:style-name="P47">L’applicazione web deve caricare gli annunci cercati dall’utente in un tempo accettabile.</text:p>
          </table:table-cell>
          <table:table-cell table:style-name="Tabella6.C2" office:value-type="string">
            <text:p text:style-name="P63">Dal momento in cui l’utente cerca degli annunci con dei particolari filtri, l’elenco con gli annunci trovati dovrà essere mostrato in massimo 3 secondi.</text:p>
          </table:table-cell>
        </table:table-row>
        <table:table-row table:style-name="TableLine94689406373120">
          <table:table-cell table:style-name="Tabella6.A2" office:value-type="string">
            <text:p text:style-name="P71">Transizione tra schermate.</text:p>
          </table:table-cell>
          <table:table-cell table:style-name="Tabella6.A2" office:value-type="string">
            <text:p text:style-name="P47">L’applicazione web deve essere fluida nel passaggio da una schermata all’altra.</text:p>
          </table:table-cell>
          <table:table-cell table:style-name="Tabella6.C2" office:value-type="string">
            <text:p text:style-name="P63">La fase di transazione tra una schermata e un’altra deve avvenire in non più di 1 secondo.</text:p>
          </table:table-cell>
        </table:table-row>
      </table:table>
      <text:p text:style-name="P48"/>
      <text:h text:style-name="P88" text:outline-level="2"><text:bookmark-start text:name="__RefHeading___Toc593_3031824570"/>Robustezza<text:bookmark-end text:name="__RefHeading___Toc593_3031824570"/></text:h>
      <text:p text:style-name="P25"/>
      <table:table table:name="Tabella7" table:style-name="Tabella7">
        <table:table-column table:style-name="Tabella7.A"/>
        <table:table-column table:style-name="Tabella7.B"/>
        <table:table-column table:style-name="Tabella7.C"/>
        <table:table-row table:style-name="TableLine94689406374544">
          <table:table-cell table:style-name="Tabella7.A1" office:value-type="string">
            <text:p text:style-name="P53">Titolo</text:p>
          </table:table-cell>
          <table:table-cell table:style-name="Tabella7.A1" office:value-type="string">
            <text:p text:style-name="P53">Descrizione</text:p>
          </table:table-cell>
          <table:table-cell table:style-name="Tabella7.C1" office:value-type="string">
            <text:p text:style-name="P53">Misura</text:p>
          </table:table-cell>
        </table:table-row>
        <table:table-row table:style-name="TableLine94689406388592">
          <table:table-cell table:style-name="Tabella7.A2" office:value-type="string">
            <text:p text:style-name="P62">Salvataggio dati.</text:p>
          </table:table-cell>
          <table:table-cell table:style-name="Tabella7.A2" office:value-type="string">
            <text:p text:style-name="P47">È necessario garantire un ripristino dei dati degli utenti e dei prodotti presenti sul sito.</text:p>
          </table:table-cell>
          <table:table-cell table:style-name="Tabella7.C2" office:value-type="string">
            <text:p text:style-name="P63">Il sistema garantisce un backup dei dati degli utenti, dei prodotti presenti sul sito e della cronologia delle chat tra gli utenti nel caso di perdita dei dati nel database.</text:p>
          </table:table-cell>
        </table:table-row>
        <table:table-row table:style-name="TableLine94689406390400">
          <table:table-cell table:style-name="Tabella7.A2" office:value-type="string">
            <text:p text:style-name="P62">Tempo di risoluzione problematiche.</text:p>
          </table:table-cell>
          <table:table-cell table:style-name="Tabella7.A2" office:value-type="string">
            <text:p text:style-name="P48"><text:span text:style-name="T29">Con tempo </text:span><text:span text:style-name="T43">di risoluzione problematiche</text:span><text:span text:style-name="T29"> si intende il numero massimo di </text:span><text:span text:style-name="T30">minuti consentiti alla risoluzione di problematiche nel sistema.</text:span></text:p>
          </table:table-cell>
          <table:table-cell table:style-name="Tabella7.C2" office:value-type="string">
            <text:p text:style-name="P63">Sarà garantito il ripristino del sistema nel caso di indisponibilità per problematiche in un massimo di 90 minuti.</text:p>
          </table:table-cell>
        </table:table-row>
      </table:table>
      <text:p text:style-name="P48"/>
      <text:p text:style-name="P48"/>
      <text:h text:style-name="P88" text:outline-level="2"><text:bookmark-start text:name="__RefHeading___Toc595_3031824570"/>Localizzazione<text:bookmark-end text:name="__RefHeading___Toc595_3031824570"/></text:h>
      <text:p text:style-name="P25"/>
      <table:table table:name="Tabella8" table:style-name="Tabella8">
        <table:table-column table:style-name="Tabella8.A"/>
        <table:table-column table:style-name="Tabella8.B"/>
        <table:table-column table:style-name="Tabella8.C"/>
        <table:table-row table:style-name="TableLine94689406392128">
          <table:table-cell table:style-name="Tabella8.A1" office:value-type="string">
            <text:p text:style-name="P53">Titolo</text:p>
          </table:table-cell>
          <table:table-cell table:style-name="Tabella8.A1" office:value-type="string">
            <text:p text:style-name="P53">Descrizione</text:p>
          </table:table-cell>
          <table:table-cell table:style-name="Tabella8.C1" office:value-type="string">
            <text:p text:style-name="P53">Misura</text:p>
          </table:table-cell>
        </table:table-row>
        <table:table-row table:style-name="TableLine94689406398800">
          <table:table-cell table:style-name="Tabella8.A2" office:value-type="string">
            <text:p text:style-name="P62">Localizzazione posizione.</text:p>
          </table:table-cell>
          <table:table-cell table:style-name="Tabella8.A2" office:value-type="string">
            <text:p text:style-name="P47">Il sistema deve poter accedere quando possibile e dopo specifica autorizzazione, alla posizione geografica dell’utente.</text:p>
          </table:table-cell>
          <table:table-cell table:style-name="Tabella8.C2" office:value-type="string">
            <text:p text:style-name="P63">Il sistema accederà al sistema GPS del dispositivo da cui l’utente visita il sito web.</text:p>
          </table:table-cell>
        </table:table-row>
      </table:table>
      <text:p text:style-name="P48"/>
      <text:h text:style-name="P88" text:outline-level="2"><text:bookmark-start text:name="__RefHeading___Toc597_3031824570"/>Operatività<text:bookmark-end text:name="__RefHeading___Toc597_3031824570"/></text:h>
      <text:p text:style-name="P25"/>
      <table:table table:name="Tabella9" table:style-name="Tabella9">
        <table:table-column table:style-name="Tabella9.A"/>
        <table:table-column table:style-name="Tabella9.B"/>
        <table:table-column table:style-name="Tabella9.C"/>
        <table:table-row table:style-name="TableLine94689406386704">
          <table:table-cell table:style-name="Tabella9.A1" office:value-type="string">
            <text:p text:style-name="P53">Titolo</text:p>
          </table:table-cell>
          <table:table-cell table:style-name="Tabella9.A1" office:value-type="string">
            <text:p text:style-name="P53">Descrizione</text:p>
          </table:table-cell>
          <table:table-cell table:style-name="Tabella9.C1" office:value-type="string">
            <text:p text:style-name="P53">Misura</text:p>
          </table:table-cell>
        </table:table-row>
        <table:table-row table:style-name="TableLine94689406415632">
          <table:table-cell table:style-name="Tabella9.A2" office:value-type="string">
            <text:p text:style-name="P70"><text:span text:style-name="T31">Tempo medio di </text:span><text:span text:style-name="T32">inattività</text:span><text:span text:style-name="T31">.</text:span></text:p>
          </table:table-cell>
          <table:table-cell table:style-name="Tabella9.A2" office:value-type="string">
            <text:p text:style-name="P50"><text:span text:style-name="T32">Con tempo medio di </text:span><text:span text:style-name="T33">inattività</text:span><text:span text:style-name="T32"> si intende il numero massimo di giorni </text:span><text:soft-page-break/><text:span text:style-name="T32">all’anno, ore al mese, minuti al giorno in cui il sistema non è raggiungibile per manutenzione.</text:span></text:p>
          </table:table-cell>
          <table:table-cell table:style-name="Tabella9.C2" office:value-type="string">
            <text:p text:style-name="P63">Il sistema <text:span text:style-name="T50">potrà essere non raggiungibile per al più 5 giorni all’anno, 10 </text:span><text:soft-page-break/><text:span text:style-name="T50">ore al mese, 20 minuti al giorno.</text:span></text:p>
          </table:table-cell>
        </table:table-row>
      </table:table>
      <text:p text:style-name="P48"/>
      <text:h text:style-name="P89" text:outline-level="2"><text:bookmark-start text:name="__RefHeading___Toc599_3031824570"/>Capacità<text:bookmark-end text:name="__RefHeading___Toc599_3031824570"/></text:h>
      <text:p text:style-name="P19"/>
      <table:table table:name="Tabella10" table:style-name="Tabella10">
        <table:table-column table:style-name="Tabella10.A"/>
        <table:table-column table:style-name="Tabella10.B"/>
        <table:table-column table:style-name="Tabella10.C"/>
        <table:table-row table:style-name="TableLine94689406408080">
          <table:table-cell table:style-name="Tabella10.A1" office:value-type="string">
            <text:p text:style-name="P54">Titolo</text:p>
          </table:table-cell>
          <table:table-cell table:style-name="Tabella10.A1" office:value-type="string">
            <text:p text:style-name="P54">Descrizione</text:p>
          </table:table-cell>
          <table:table-cell table:style-name="Tabella10.C1" office:value-type="string">
            <text:p text:style-name="P54">Misura</text:p>
          </table:table-cell>
        </table:table-row>
        <table:table-row table:style-name="TableLine94689406427968">
          <table:table-cell table:style-name="Tabella10.A2" office:value-type="string">
            <text:p text:style-name="P64">Gestione del carico degli utenti.</text:p>
          </table:table-cell>
          <table:table-cell table:style-name="Tabella10.A2" office:value-type="string">
            <text:p text:style-name="P49"><text:span text:style-name="T29">Il sistema </text:span><text:span text:style-name="T30">deve funzionare correttamente senza problematiche relative ad una massiccia presenza di utenti collegati.</text:span></text:p>
          </table:table-cell>
          <table:table-cell table:style-name="Tabella10.C2" office:value-type="string">
            <text:p text:style-name="P72"><text:span text:style-name="T29">L</text:span><text:span text:style-name="T27">a seguente proprietà è garantita fino a 300 utenti simultaneamente collegati.</text:span></text:p>
          </table:table-cell>
        </table:table-row>
      </table:table>
      <text:p text:style-name="P49"/>
      <text:h text:style-name="P85" text:outline-level="1"><text:bookmark-start text:name="__RefHeading___Toc2868_493941056"/>Analisi del contesto<text:bookmark-end text:name="__RefHeading___Toc2868_493941056"/></text:h>
      <text:p text:style-name="P26"/>
      <text:p text:style-name="P26">In questo capitolo del documento viene effettuata un’analisi del contesto di <text:span text:style-name="T5">SpottyThings</text:span><text:span text:style-name="T16">, descrivendo testualmente gli attori e i sistemi esterni con cui </text:span><text:span text:style-name="T5">SpottyThings </text:span><text:span text:style-name="T16">si interfaccerà. Verrà inoltre successivamente fornito un diagramma del contesto.</text:span></text:p>
      <text:p text:style-name="P12"/>
      <text:h text:style-name="P90" text:outline-level="2"><text:bookmark-start text:name="__RefHeading___Toc2870_493941056"/>Attori <text:bookmark-end text:name="__RefHeading___Toc2870_493941056"/></text:h>
      <text:p text:style-name="P27"/>
      <text:p text:style-name="P27"><text:span text:style-name="T12">Utente non autenticato</text:span><text:span text:style-name="T24">: l’utente non autenticato è un attore, ovvero un’entità che andrà ad utilizzare il nostro sistema. Gli utenti non autenticati interagiscono con </text:span><text:span text:style-name="T3">SpottyThings</text:span><text:span text:style-name="T24"> usando direttamente le funzionalità che vengono offerte. In particolar modo, un utente non autenticato può: registrarsi (vedi requisiti funzionali RF 1, RF 2 e RF 3), ricercare annunci sulla base di particolari filtri (vedi requisiti funzionali </text:span><text:span text:style-name="T37">RF 12, RF 13, RF 14 e RF 15</text:span><text:span text:style-name="T24">) e visualizzare prodotti di interesse, con le relative informazioni (vedi requisiti funzionali RF 17, RF 18 e RF 19).</text:span></text:p>
      <text:p text:style-name="P13"/>
      <text:p text:style-name="P27"><text:span text:style-name="T12">Utente autenticato</text:span><text:span text:style-name="T24">: questa è la seconda ed ultima tipologia di attore che interagisce con il sistema. Un </text:span><text:span text:style-name="T3">utente non autenticato</text:span><text:span text:style-name="T24"> diventa </text:span><text:span text:style-name="T3">utente autenticato </text:span><text:span text:style-name="T24">dopo aver effettuato la registrazione e aver ottenuto un proprio profilo su </text:span><text:span text:style-name="T3">SpottyThings</text:span><text:span text:style-name="T24">. Può svolgere chiaramente le già citate funzionalità di ricerca e visualizzazione dei prodotti, ma può anche usufruire dopo aver fatto il login al proprio account, di funzionalità più avanzate dell’applicazione web: </text:span><text:span text:style-name="T37">visualizzare e modificare il proprio profilo</text:span><text:span text:style-name="T24"> (vedi requisiti funzionali dal RF 6 al RF 11), comporre una lista degli oggetti di maggiore interesse (vedi RF 20), interagire con altri utenti via chat (vedi RF 22), pagare online per un prodotto (vedi RF 23), postare, modificare e rimuovere annunci sui prodotti che si intendono vendere (vedi RF 24, RF 26 e RF 27) e fornire un feedback sulla riuscita di una transazione (vedi RF 29). </text:span></text:p>
      <text:p text:style-name="P13"/>
      <text:h text:style-name="P90" text:outline-level="2"><text:bookmark-start text:name="__RefHeading___Toc908_2183642827"/>Sistemi esterni<text:bookmark-end text:name="__RefHeading___Toc908_2183642827"/></text:h>
      <text:p text:style-name="P27"/>
      <text:p text:style-name="P27"><text:span text:style-name="T12">Auth0</text:span><text:span text:style-name="T24">: sistema subordinato che </text:span><text:span text:style-name="T38">funzionalità</text:span><text:span text:style-name="T24"> per effettuare login e registrazione, gestire l’autenticazione a due fattori, </text:span><text:span text:style-name="T25">il ripristino e il cambiamento della password (come previsto dai RF 1, RF 2, RF 4, RF 5 e RF 6).</text:span></text:p>
      <text:p text:style-name="P14"/>
      <text:p text:style-name="P28">SPID<text:span text:style-name="T23">: sistema subordinato usato dal sistema per verificare l’identità degli utenti che intendono registrarsi (vedi RF 3).</text:span></text:p>
      <text:p text:style-name="P15"/>
      <text:p text:style-name="P30"><text:span text:style-name="T13">GPS</text:span><text:span text:style-name="T25">: sistema usato per ricavare la posizione dell’utente (se </text:span><text:span text:style-name="T38">ne dà l’autorizzazione</text:span><text:span text:style-name="T25">), come richiesto da RNF 21. Possiamo definire il sistema GPS del dispositivo da cui l’utente accede un sistema paritario a</text:span><text:span text:style-name="T4"> SpottyThings</text:span><text:span text:style-name="T25"> in quanto fa parte dello stesso dispositivo su cui viene eseguita la nostra applicazione web. </text:span></text:p>
      <text:p text:style-name="P15"/>
      <text:p text:style-name="P28">Google Maps API<text:span text:style-name="T23">: ulteriore sistema subordinato a </text:span><text:span text:style-name="T15">SpottyThins</text:span><text:span text:style-name="T23">, si useranno le API di Google Maps per inserire una mappa sul sito (come richiesto dal RF 18).</text:span></text:p>
      <text:p text:style-name="P15"/>
      <text:p text:style-name="P28">Google Calendar API<text:span text:style-name="T23">: sistema subordinato che fornisce un calendario al sito web, come richiesto nei requisiti funzionali RF 13 e RF 17.</text:span></text:p>
      <text:p text:style-name="P15"/>
      <text:p text:style-name="P28"><text:soft-page-break/></text:p>
      <text:p text:style-name="P28">MongoDB<text:span text:style-name="T23">: sistema subordinato usato dall’applicazione web per salvare i dati personali degli utenti </text:span><text:span text:style-name="T26">e</text:span><text:span text:style-name="T23"> le informazioni sugli oggetti postati sul sito </text:span><text:span text:style-name="T26">in un dato momento.</text:span></text:p>
      <text:p text:style-name="P16"/>
      <text:p text:style-name="P29">PayPal<text:span text:style-name="T23">: sistema subordinato a </text:span><text:span text:style-name="T15">SpottyThings</text:span><text:span text:style-name="T23"> che viene utilizzato dal sito per gestire tutte le transazioni e lo scambio di denaro online (vedi RF 23, RF 28 e RF 32). Si useranno alcune funzionalità di </text:span><text:span text:style-name="T15">PayPal </text:span><text:span text:style-name="T23">non solo per gestire i pagamenti online, ma anche per permettere agli utenti di inserire comodamente un metodo di pagamento collegando il proprio conto </text:span><text:span text:style-name="T15">PayPal </text:span><text:span text:style-name="T23">all’applicazione web.</text:span></text:p>
      <text:p text:style-name="P17"/>
      <text:p text:style-name="P32"><text:span text:style-name="T14">DeadSimpleChat</text:span><text:span text:style-name="T26">: sistema subordinato che fornisce una chat privata sul sito, come richiesto dal RF 22. Sarà compito dei sottosistemi forniti da questo componente esterno gestire la chat privata tra gli utente </text:span><text:span text:style-name="T39">con tutte le varie features di una normale chat.</text:span></text:p>
      <text:p text:style-name="P31"/>
      <text:p text:style-name="P29"><text:span text:style-name="T27">Gmail API</text:span><text:span text:style-name="T36">: sistema subordinato che viene usato dalla nostra applicazione web per inviare automaticamente delle mail agli utenti: comunicazioni relative al proprio profilo, link per conferma di ripristino e cambiamento password (vedi RNF 2 e RNF 3) o sblocco account (vedi RNF 4), moduli per confermare la ricezione dell’ordine (vedi RF 33) e moduli per fornire una recensione relativa all’affidabilità del venditore (vedi RF 29).</text:span></text:p>
      <text:p text:style-name="P74"/>
      <text:h text:style-name="Heading_20_1" text:outline-level="1"><text:bookmark-start text:name="__RefHeading___Toc910_2183642827"/>Diagramma di contesto<text:bookmark-end text:name="__RefHeading___Toc910_2183642827"/></text:h>
      <text:p text:style-name="P22"/>
      <text:p text:style-name="P23">Useremo un diagramma di contesto per rappresentare graficamente gli attori e i sistemi esterni con cui <text:span text:style-name="T5">SpottyThings </text:span><text:span text:style-name="T16">interagisce, evidenziamo i flussi di informazione e la loro direzionalità, per rendere chiaro quali particolari funzionalità fornisce all’applicazione web ogni sistema esterno.<text:tab/> <text:tab/></text:span></text:p>
      <text:p text:style-name="P17"/>
      <text:p text:style-name="P23"><text:a xlink:type="simple" xlink:href="https://lucid.app/lucidchart/2814d857-4e2e-4688-892b-f6a84b24758c/edit?invitationId=inv_2a2b7f52-3d8d-46ff-84ae-beafb8a50f42&amp;page=0_0" text:style-name="Internet_20_link" text:visited-style-name="Visited_20_Internet_20_Link"><text:span text:style-name="T16">https://lucid.app/lucidchart/2814d857-4e2e-4688-892b-f6a84b24758c/edit?invitationId=inv_2a2b7f52-3d8d-46ff-84ae-beafb8a50f42&amp;page=0_0</text:span></text:a><text:span text:style-name="T16">#</text:span></text:p>
      <text:p text:style-name="P33"/>
      <text:p text:style-name="P75"/>
      <text:h text:style-name="Heading_20_1" text:outline-level="1"><text:bookmark-start text:name="__RefHeading___Toc3685_342672305"/>Analisi dei componenti<text:bookmark-end text:name="__RefHeading___Toc3685_342672305"/></text:h>
      <text:p text:style-name="P35"/>
      <text:p text:style-name="P34">Nel presente capitolo viene effettuata l’analisi dei componenti interni al nostro sistema definiti sulla base dei requisiti funzionali e sui sistemi esterni con cui comunichiamo.</text:p>
      <text:p text:style-name="P34">La scelta dei componenti viene ponderata per cercare di massimizzare la coesione interna e minimizzare il grado di accoppiamento dei vari componenti, nei limiti delle possibilità.</text:p>
      <text:p text:style-name="P34"/>
      <text:h text:style-name="P91" text:outline-level="2"><text:bookmark-start text:name="__RefHeading___Toc3687_342672305"/>Schermata registrazione<text:bookmark-end text:name="__RefHeading___Toc3687_342672305"/></text:h>
      <text:p text:style-name="P97">Il seguente componente si occuperà di interfacciarsi direttamente con l’utente per permettere la registrazione al sistema e quindi la creazione di un account.</text:p>
      <text:p text:style-name="P97">Il seguente componente svolge il ruolo di “raccoglitore” di dati e informazioni che poi verranno mandate ad altri componenti che elaboreranno questi dati.</text:p>
      <text:p text:style-name="P24"><text:span text:style-name="T56">Il componente </text:span><text:span text:style-name="T57">Schermata registrazione </text:span><text:span text:style-name="T58">ha anche il compito di ricevere feedback da altri componenti interni relativi all’esito della registrazione e di mostrarli all’utente.</text:span></text:p>
      <text:p text:style-name="P98">Una volta ricevuto feedback positivo, si inoltra una richiesta all’interfaccia col database per poter scrivere i dati del nuovo utente.</text:p>
      <text:p text:style-name="P99"/>
      <text:h text:style-name="P92" text:outline-level="2"><text:bookmark-start text:name="__RefHeading___Toc3631_682711181"/>Gestione identificazione SPID<text:bookmark-end text:name="__RefHeading___Toc3631_682711181"/></text:h>
      <text:p text:style-name="P34">Il seguente componente interfaccia il nostro sistema con le API di SPID e ci permette quindi di identificare l’identità dei vari utenti.</text:p>
      <text:p text:style-name="P35"><text:span text:style-name="T55">Dopo aver ricevuto la richiesta di accesso a SPID da parte della </text:span><text:span text:style-name="T8">Schermata registrazione</text:span><text:span text:style-name="T18"> </text:span><text:span text:style-name="T41">ci sarà l’indirizzamento al sistema SPID per verificare l’identità dell’utente. Successivamente verrà rilasciato un feedback sulla buona riuscita o meno dell’operazione che verrà rimandato alla </text:span><text:span text:style-name="T45">Schermata registrazione </text:span><text:span text:style-name="T41">per essere mostrato all’utente.</text:span></text:p>
      <text:p text:style-name="P100"/>
      <text:h text:style-name="P92" text:outline-level="2"><text:bookmark-start text:name="__RefHeading___Toc3633_682711181"/>Gestione autenticazione<text:bookmark-end text:name="__RefHeading___Toc3633_682711181"/></text:h>
      <text:p text:style-name="P35"><text:span text:style-name="T55">Il seguente componente si interfaccia con il sistema esterno di supporto per l’autenticazione, ovvero </text:span><text:span text:style-name="T8">Auth0</text:span><text:span text:style-name="T18">. </text:span><text:span text:style-name="T41">Questo componente riceve da</text:span><text:span text:style-name="T45"> Schermata registrazione</text:span><text:span text:style-name="T41"> i </text:span><text:span text:style-name="T18">dati relativi a mail, username e password e si occupa di inoltrarli a </text:span><text:span text:style-name="T8">Auht0 </text:span><text:span text:style-name="T18">che procederà con le relative verifiche e memorizzazioni.</text:span></text:p>
      <text:p text:style-name="P34"><text:span text:style-name="T16">Questo componente gestisce anche la richiesta di ripristino password (inoltrandola al sistema di </text:span><text:span text:style-name="T5">Auth0 </text:span><text:span text:style-name="T16">che si occuperà di gestirla) e il login: il componente di </text:span><text:span text:style-name="T5">Schermata login </text:span><text:span text:style-name="T16">inoltra le credenziali a questo componente che poi si interfaccerà con </text:span><text:span text:style-name="T5">Auth0 </text:span><text:span text:style-name="T16">e darà/negherà il permesso di accesso all’account all’utente.</text:span></text:p>
      <text:p text:style-name="P102">Infine per ogni operazione effettuata verranno fornite alle varie componenti delle informazioni relative all’esito delle operazioni richieste.</text:p>
      <text:p text:style-name="P102"/>
      <text:h text:style-name="P92" text:outline-level="2"><text:bookmark-start text:name="__RefHeading___Toc3635_682711181"/>Schermata login<text:bookmark-end text:name="__RefHeading___Toc3635_682711181"/></text:h>
      <text:p text:style-name="P34">Similmente alla <text:span text:style-name="T5">Schermata registrazione</text:span><text:span text:style-name="T16"> questo componente gestisce l’interfacciamento diretto con l’utente che desidera effettuare l’accesso al proprio account.</text:span></text:p>
      <text:p text:style-name="P34"><text:span text:style-name="T16">Qua vengono raccolti i dati relativi al login e inoltrati al componente di </text:span><text:span text:style-name="T5">Gestione autenticazione</text:span><text:span text:style-name="T16"> che, come spiegato sopra, verifica il matching corretto delle credenziali e inoltra un responso.</text:span></text:p>
      <text:p text:style-name="P34"><text:span text:style-name="T16">Successivamente, sulla base del responso ricevuto dal componente di </text:span><text:span text:style-name="T5">Gestione autenticazione</text:span><text:span text:style-name="T16">, verrà mandata la richiesta di transazione schermata al componente </text:span><text:span text:style-name="T5">Schermata profilo</text:span><text:span text:style-name="T16">.</text:span></text:p>
      <text:p text:style-name="P102"><text:soft-page-break/></text:p>
      <text:h text:style-name="P92" text:outline-level="2"><text:bookmark-start text:name="__RefHeading___Toc3637_682711181"/>Schermata profilo<text:bookmark-end text:name="__RefHeading___Toc3637_682711181"/></text:h>
      <text:p text:style-name="P35"><text:span text:style-name="T55">Questo componente si occupa di mostrare i dati del profilo dell’utente. Per richiedere i dati si interfaccia con il componente di interfacciamento con il database (nel nostro caso </text:span><text:span text:style-name="T8">MongoDB</text:span><text:span text:style-name="T18">), </text:span><text:span text:style-name="T19">che si preoccuperà di interrogare il database il database e trasmettere a questo componente i dati e le informazioni del profilo ottenuti mediante l’interrogazione.</text:span></text:p>
      <text:p text:style-name="P103"/>
      <text:h text:style-name="P93" text:outline-level="2"><text:bookmark-start text:name="__RefHeading___Toc3639_682711181"/>Interfaccia di lettura del database<text:bookmark-end text:name="__RefHeading___Toc3639_682711181"/></text:h>
      <text:p text:style-name="P36">Questo componente al compito di ricevere dagli altri componenti le richieste di lettura del database e di effettuare le interrogazioni. Successivamente restituirà al componente richiedente le varie informazioni ottenute.</text:p>
      <text:p text:style-name="P36">Le informazioni ottenute dal database mediante le interrogazioni sono: dati degli utenti, annunci presenti sul sito con le relative informazioni, classifica dei vari utenti.</text:p>
      <text:p text:style-name="P36"/>
      <text:h text:style-name="P93" text:outline-level="2"><text:bookmark-start text:name="__RefHeading___Toc3641_682711181"/>Interfaccia di scrittura col database<text:bookmark-end text:name="__RefHeading___Toc3641_682711181"/></text:h>
      <text:p text:style-name="P36">Questo componente viene utilizzato invece per effettuare tutte le operazioni di scrittura, modifica e cancellazione dei dati sul database.</text:p>
      <text:p text:style-name="P36">Dopo aver ricevuto dai vari componenti i dati da scrivere o modificare, si preoccuperà di interfacciarsi con il database e effettuare le operazioni di scrittura o sovrascrittura.</text:p>
      <text:p text:style-name="P36">I dati che verranno scritti o modificati sono: dati dell’utente, informazioni degli annunci degli oggetti, modifica della whish list dell’utente, delle sue statistiche di vendita e della cronologia degli ordini, scrittura e cancellazione di un nuovo annuncio e modifica del ranking degli utenti.</text:p>
      <text:p text:style-name="P36"/>
      <text:h text:style-name="P94" text:outline-level="2"><text:bookmark-start text:name="__RefHeading___Toc3643_682711181"/>Schermata pubblicazione annuncio<text:bookmark-end text:name="__RefHeading___Toc3643_682711181"/></text:h>
      <text:p text:style-name="P37">Il seguente componente si interfaccia con l’utente e ottiene tutte le informazioni necessarie per aggiungere un nuovo annuncio al sistema.</text:p>
      <text:p text:style-name="P38"><text:span text:style-name="T59">Dopo aver ottenuto le varie informazioni comunica i dati </text:span><text:span text:style-name="T47">al</text:span><text:span text:style-name="T59">l’</text:span><text:span text:style-name="T9">Interfaccia di scrittura col database </text:span><text:span text:style-name="T20">che si preoccuperà di scriverli nel database.</text:span></text:p>
      <text:p text:style-name="P39"><text:span text:style-name="T20">Q</text:span><text:span text:style-name="T16">uesto componente si interfaccerà anche con il servizio esterno che fornisce il calendario per mostrare appunto un calendario modificabile, per impostare le date in cui il prodotto è disponibile (nel caso di una affitto).</text:span></text:p>
      <text:p text:style-name="P104"/>
      <text:h text:style-name="P95" text:outline-level="2"><text:bookmark-start text:name="__RefHeading___Toc3645_682711181"/>Schermata di ricerca<text:bookmark-end text:name="__RefHeading___Toc3645_682711181"/></text:h>
      <text:p text:style-name="P39">Questo componente gestisce la schermata home dell’applicazione, a cui si è indirizzati non appena si entra nell’applicazione web.</text:p>
      <text:p text:style-name="P40"><text:span text:style-name="T48">In questo componente arrivano dall’utente flussi che </text:span><text:span text:style-name="T60">chiedono di fare il login e la registrazione (e quindi il controllo è indirizzato al componente </text:span><text:span text:style-name="T10">Schermata login</text:span><text:span text:style-name="T21">), di visualizzare gli annunci (il controllo passa alla </text:span><text:span text:style-name="T10">Schermata </text:span><text:span text:style-name="T46">risultati</text:span><text:span text:style-name="T21">), di visualizzare il ranking degli utenti (il controllo passa alla </text:span><text:span text:style-name="T10">Gestione ranking utenti</text:span><text:span text:style-name="T21">) e di accedere al proprio profilo personale, se già registrati e loggati (quindi il controllo passa alla </text:span><text:span text:style-name="T10">Schermata profilo</text:span><text:span text:style-name="T21">).</text:span></text:p>
      <text:p text:style-name="P104"/>
      <text:h text:style-name="P95" text:outline-level="2"><text:bookmark-start text:name="__RefHeading___Toc3647_682711181"/>Schermata risultati<text:bookmark-end text:name="__RefHeading___Toc3647_682711181"/></text:h>
      <text:p text:style-name="P39">Con questo componente si richiedono al database i vari annunci che rispondono della precisa categoria selezionata dall’utente (o che soddisfano particolari filtri) e si mostrano all’utente stesso.</text:p>
      <text:p text:style-name="P39"><text:soft-page-break/>Questo componente si interfaccia inoltre con i componenti esterni al sistema che forniscono una mappa e un calendario.</text:p>
      <text:p text:style-name="P39"/>
      <text:h text:style-name="P95" text:outline-level="2"><text:bookmark-start text:name="__RefHeading___Toc3649_682711181"/>Schermata oggetto<text:bookmark-end text:name="__RefHeading___Toc3649_682711181"/></text:h>
      <text:p text:style-name="P40"><text:span text:style-name="T48">Componente che viene attivato dopo una precisa richiesta dell’utente proveniente dal componente di</text:span><text:span text:style-name="T46"> Schermta risultati.</text:span></text:p>
      <text:p text:style-name="P101">Questo componente al compito di mostrare le varie informazioni dell’annuncio, con eventualmente una mappa e un calendario.</text:p>
      <text:p text:style-name="P39"><text:span text:style-name="T40">È un componente solo di interazione con l’utente e di visualizzazione, in quanto comunica direttamente col componente </text:span><text:span text:style-name="T44">Gestione oggetto </text:span><text:span text:style-name="T40">per ottenere le informazioni necessarie.</text:span></text:p>
      <text:p text:style-name="P101"/>
      <text:h text:style-name="P95" text:outline-level="2"><text:bookmark-start text:name="__RefHeading___Toc3651_682711181"/>Gestione oggetto<text:bookmark-end text:name="__RefHeading___Toc3651_682711181"/></text:h>
      <text:p text:style-name="P39">Questo componente si interfaccia con il componente di <text:span text:style-name="T5">Interfaccia di lettura col database </text:span><text:span text:style-name="T16">per ricevere le varie informazioni relative agli annunci. È presente un flusso di informazioni verso il componente </text:span><text:span text:style-name="T5">Schermata oggetto</text:span><text:span text:style-name="T16">, che ha precedentemente richiesto i dati sugli oggetti, per mostrare tutte le informazioni necessarie all’utente.</text:span></text:p>
      <text:p text:style-name="P104">…</text:p>
      <text:p text:style-name="P104"/>
      <text:h text:style-name="P96" text:outline-level="2"><text:bookmark-start text:name="__RefHeading___Toc3653_682711181"/>Interfaccia con il sistema di pagamento<text:bookmark-end text:name="__RefHeading___Toc3653_682711181"/></text:h>
      <text:p text:style-name="P41">Questo componente si preoccupa di comunicare direttamente con il sistema di gestione dei pagamenti online (nel nostro caso <text:span text:style-name="T5">PayPal</text:span><text:span text:style-name="T16">). Riceve dal componente </text:span><text:span text:style-name="T5">Schermata oggetto </text:span><text:span text:style-name="T16">la richiesta di un preciso pagamento e i dati necessari per effettuarlo (ovvero l’importo, la causale – ad esempio “Acquisto del prodotto </text:span><text:span text:style-name="T5">X</text:span><text:span text:style-name="T16">” oppure “Affitto del prodotto Y per il seguente periodo di tempo” – e i dati sul destinatario del pagamento).</text:span></text:p>
      <text:p text:style-name="P42"><text:span text:style-name="T22">Queste informazioni saranno poi passate a </text:span><text:span text:style-name="T11">PayPal </text:span><text:span text:style-name="T22">in cui l’utente </text:span><text:span text:style-name="T42">proseguirà</text:span><text:span text:style-name="T22"> con il pagamento.</text:span></text:p>
      <text:p text:style-name="P41"><text:span text:style-name="T16">Infine dallo stesso </text:span><text:span text:style-name="T5">PayPal </text:span><text:span text:style-name="T16">arriveranno informazioni sull’esito del pagamento che saranno mostrate direttamente all’utente.</text:span></text:p>
      <text:p text:style-name="P105"/>
      <text:h text:style-name="P96" text:outline-level="2"><text:bookmark-start text:name="__RefHeading___Toc3655_682711181"/>Interfaccia con il sistema di chat<text:bookmark-end text:name="__RefHeading___Toc3655_682711181"/></text:h>
      <text:p text:style-name="P42"><text:span text:style-name="T61">Questo componente è usato come interfaccia col sistema esterno che fornisce una chat nel nostro sistema. Dopo una precisa richiesta da parte dell’utente, verrà richiesta l’inizializzazione di una precisa chat con l’utente desiderato (oppure </text:span><text:span text:style-name="T49">il ripristino di</text:span><text:span text:style-name="T61"> una chat precedente) </text:span><text:span text:style-name="T49">al sistema esterno, che avrà accesso al nostro sistema interno e fornirà una finestra per aprire la chat privat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14"><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0</text:span></text:p>
      </style:header>
      <style:footer>
        <text:p text:style-name="MP3"><text:page-number text:select-page="current">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1-02T12:07:38.599978496</dc:date>
    <meta:editing-duration>PT2H19M41S</meta:editing-duration>
    <meta:editing-cycles>18</meta:editing-cycles>
    <meta:document-statistic meta:table-count="10" meta:image-count="1" meta:object-count="0" meta:page-count="15" meta:paragraph-count="242" meta:word-count="3283" meta:character-count="22408" meta:non-whitespace-character-count="19351"/>
  </office:meta>
</office:document-meta>
</file>